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1f0eb"/>
    </style:style>
    <style:style style:name="P2" style:family="paragraph" style:parent-style-name="Standard">
      <style:text-properties officeooo:paragraph-rsid="0022b3c2"/>
    </style:style>
    <style:style style:name="P3" style:family="paragraph" style:parent-style-name="Standard">
      <style:text-properties fo:font-variant="normal" fo:text-transform="none" fo:color="#252525" style:font-name="sans-serif" fo:font-size="10.5pt" fo:letter-spacing="normal" fo:font-style="normal" fo:font-weight="normal" officeooo:paragraph-rsid="0021f0eb"/>
    </style:style>
    <style:style style:name="P4" style:family="paragraph" style:parent-style-name="Standard">
      <style:text-properties fo:font-variant="normal" fo:text-transform="none" fo:color="#252525" style:font-name="sans-serif" fo:font-size="10.5pt" fo:letter-spacing="normal" fo:font-style="normal" fo:font-weight="normal" officeooo:paragraph-rsid="0028d2f4"/>
    </style:style>
    <style:style style:name="P5" style:family="paragraph" style:parent-style-name="Standard">
      <style:text-properties fo:font-variant="normal" fo:text-transform="none" fo:color="#252525" style:font-name="sans-serif" fo:font-size="10.5pt" fo:letter-spacing="normal" fo:font-style="normal" fo:font-weight="normal" officeooo:paragraph-rsid="001fb7f6"/>
    </style:style>
    <style:style style:name="P6" style:family="paragraph" style:parent-style-name="Standard">
      <style:text-properties fo:font-variant="normal" fo:text-transform="none" fo:color="#252525" style:font-name="sans-serif" fo:font-size="10.5pt" fo:letter-spacing="normal" fo:font-style="normal" fo:font-weight="normal" officeooo:rsid="002ff88f" officeooo:paragraph-rsid="002ff88f"/>
    </style:style>
    <style:style style:name="P7" style:family="paragraph" style:parent-style-name="Standard">
      <style:text-properties fo:font-variant="normal" fo:text-transform="none" fo:color="#252525" style:font-name="sans-serif" fo:font-size="10.5pt" fo:letter-spacing="normal" fo:font-style="normal" fo:font-weight="normal" officeooo:rsid="0022b3c2" officeooo:paragraph-rsid="0022b3c2"/>
    </style:style>
    <style:style style:name="P8" style:family="paragraph" style:parent-style-name="Standard">
      <style:text-properties fo:font-variant="normal" fo:text-transform="none" fo:color="#252525" style:font-name="sans-serif" fo:font-size="10.5pt" fo:letter-spacing="normal" fo:font-style="normal" fo:font-weight="normal" officeooo:rsid="0022b3c2" officeooo:paragraph-rsid="002aa750"/>
    </style:style>
    <style:style style:name="P9" style:family="paragraph" style:parent-style-name="Standard">
      <style:text-properties fo:font-variant="normal" fo:text-transform="none" fo:color="#252525" style:font-name="sans-serif" fo:font-size="10.5pt" fo:letter-spacing="normal" fo:font-style="normal" fo:font-weight="normal" officeooo:rsid="002482c0" officeooo:paragraph-rsid="002482c0"/>
    </style:style>
    <style:style style:name="P10" style:family="paragraph" style:parent-style-name="Standard">
      <style:text-properties fo:font-variant="normal" fo:text-transform="none" fo:color="#252525" style:font-name="sans-serif" fo:font-size="10.5pt" fo:letter-spacing="normal" fo:font-style="normal" fo:font-weight="normal" officeooo:paragraph-rsid="002482c0"/>
    </style:style>
    <style:style style:name="P11" style:family="paragraph" style:parent-style-name="Standard">
      <style:text-properties fo:font-variant="normal" fo:text-transform="none" fo:color="#252525" style:font-name="sans-serif" fo:font-size="10.5pt" fo:letter-spacing="normal" fo:font-style="normal" fo:font-weight="normal" officeooo:paragraph-rsid="00348b35"/>
    </style:style>
    <style:style style:name="P12" style:family="paragraph" style:parent-style-name="Standard">
      <style:text-properties officeooo:paragraph-rsid="002482c0"/>
    </style:style>
    <style:style style:name="P13" style:family="paragraph" style:parent-style-name="Standard">
      <style:text-properties officeooo:paragraph-rsid="0028d2f4"/>
    </style:style>
    <style:style style:name="P14" style:family="paragraph" style:parent-style-name="Standard">
      <style:text-properties officeooo:paragraph-rsid="00294585"/>
    </style:style>
    <style:style style:name="P15" style:family="paragraph" style:parent-style-name="Standard">
      <style:text-properties officeooo:paragraph-rsid="00299e8a"/>
    </style:style>
    <style:style style:name="P16" style:family="paragraph" style:parent-style-name="Standard">
      <style:text-properties officeooo:paragraph-rsid="002aa750"/>
    </style:style>
    <style:style style:name="P17" style:family="paragraph" style:parent-style-name="Standard">
      <style:text-properties officeooo:paragraph-rsid="002bf8b2"/>
    </style:style>
    <style:style style:name="P18" style:family="paragraph" style:parent-style-name="Standard">
      <style:text-properties fo:font-weight="bold" officeooo:rsid="001fb7f6" officeooo:paragraph-rsid="001fb7f6" style:font-weight-asian="bold" style:font-weight-complex="bold"/>
    </style:style>
    <style:style style:name="P19" style:family="paragraph" style:parent-style-name="Standard">
      <style:text-properties officeooo:paragraph-rsid="002d55af"/>
    </style:style>
    <style:style style:name="P20" style:family="paragraph" style:parent-style-name="Standard">
      <style:text-properties officeooo:paragraph-rsid="0030a1bf"/>
    </style:style>
    <style:style style:name="P21" style:family="paragraph" style:parent-style-name="Standard">
      <style:text-properties officeooo:paragraph-rsid="0032a1c1"/>
    </style:style>
    <style:style style:name="P22" style:family="paragraph" style:parent-style-name="Standard">
      <style:text-properties fo:font-variant="normal" fo:text-transform="none" fo:color="#252525" style:font-name="sans-serif" fo:font-size="10.5pt" fo:letter-spacing="normal" fo:font-style="normal" fo:font-weight="normal" officeooo:rsid="0022b3c2" officeooo:paragraph-rsid="002aa750"/>
    </style:style>
    <style:style style:name="P23" style:family="paragraph" style:parent-style-name="Standard">
      <style:text-properties fo:font-variant="normal" fo:text-transform="none" fo:color="#252525" style:font-name="sans-serif" fo:font-size="10.5pt" fo:letter-spacing="normal" fo:font-style="normal" fo:font-weight="normal" officeooo:rsid="0022b3c2" officeooo:paragraph-rsid="0022b3c2"/>
    </style:style>
    <style:style style:name="P24" style:family="paragraph" style:parent-style-name="Standard">
      <style:text-properties fo:font-variant="normal" fo:text-transform="none" fo:color="#252525" style:font-name="sans-serif" fo:font-size="10.5pt" fo:letter-spacing="normal" fo:font-style="normal" fo:font-weight="normal" officeooo:rsid="0022b3c2" officeooo:paragraph-rsid="00442335"/>
    </style:style>
    <style:style style:name="P25" style:family="paragraph" style:parent-style-name="Standard">
      <style:text-properties fo:font-variant="normal" fo:text-transform="none" fo:color="#252525" style:font-name="sans-serif" fo:font-size="10.5pt" fo:letter-spacing="normal" fo:font-style="normal" fo:font-weight="normal" officeooo:paragraph-rsid="00357eaa"/>
    </style:style>
    <style:style style:name="P26" style:family="paragraph" style:parent-style-name="Standard">
      <style:text-properties fo:font-variant="normal" fo:text-transform="none" fo:color="#252525" style:font-name="sans-serif" fo:font-size="10.5pt" fo:letter-spacing="normal" fo:font-style="normal" fo:font-weight="normal" officeooo:paragraph-rsid="0036aedf"/>
    </style:style>
    <style:style style:name="P27" style:family="paragraph" style:parent-style-name="Standard">
      <style:text-properties fo:font-variant="normal" fo:text-transform="none" fo:color="#252525" style:font-name="sans-serif" fo:font-size="10.5pt" fo:letter-spacing="normal" fo:font-style="normal" fo:font-weight="normal" officeooo:paragraph-rsid="0021f0eb"/>
    </style:style>
    <style:style style:name="P28" style:family="paragraph" style:parent-style-name="Standard">
      <style:text-properties fo:font-variant="normal" fo:text-transform="none" fo:color="#252525" style:font-name="sans-serif" fo:font-size="10.5pt" fo:letter-spacing="normal" fo:font-style="normal" fo:font-weight="normal" officeooo:paragraph-rsid="0038747f"/>
    </style:style>
    <style:style style:name="P29" style:family="paragraph" style:parent-style-name="Standard">
      <style:text-properties fo:font-variant="normal" fo:text-transform="none" fo:color="#252525" style:font-name="sans-serif" fo:font-size="10.5pt" fo:letter-spacing="normal" fo:font-style="normal" fo:font-weight="normal" officeooo:rsid="003b3e8b" officeooo:paragraph-rsid="003b3e8b"/>
    </style:style>
    <style:style style:name="P30" style:family="paragraph" style:parent-style-name="Standard">
      <style:text-properties fo:font-variant="normal" fo:text-transform="none" fo:color="#252525" style:font-name="sans-serif" fo:font-size="10.5pt" fo:letter-spacing="normal" fo:font-style="normal" fo:font-weight="normal" officeooo:rsid="003fe352" officeooo:paragraph-rsid="003fe352"/>
    </style:style>
    <style:style style:name="P31" style:family="paragraph" style:parent-style-name="Standard">
      <style:text-properties fo:font-variant="normal" fo:text-transform="none" fo:color="#252525" style:font-name="sans-serif" fo:font-size="10.5pt" fo:letter-spacing="normal" fo:font-style="normal" fo:font-weight="normal" officeooo:paragraph-rsid="004073b1"/>
    </style:style>
    <style:style style:name="P32" style:family="paragraph" style:parent-style-name="Standard">
      <style:text-properties officeooo:paragraph-rsid="0038747f"/>
    </style:style>
    <style:style style:name="P33" style:family="paragraph" style:parent-style-name="Standard">
      <style:text-properties officeooo:paragraph-rsid="0039a65a"/>
    </style:style>
    <style:style style:name="P34" style:family="paragraph" style:parent-style-name="Standard">
      <style:text-properties officeooo:paragraph-rsid="003cdcba"/>
    </style:style>
    <style:style style:name="P35" style:family="paragraph" style:parent-style-name="Standard">
      <style:text-properties officeooo:rsid="003d7509" officeooo:paragraph-rsid="0022b3c2"/>
    </style:style>
    <style:style style:name="P36" style:family="paragraph" style:parent-style-name="Standard">
      <style:text-properties officeooo:paragraph-rsid="003d7509"/>
    </style:style>
    <style:style style:name="P37" style:family="paragraph" style:parent-style-name="Standard">
      <style:text-properties officeooo:paragraph-rsid="003db1e1"/>
    </style:style>
    <style:style style:name="P38" style:family="paragraph" style:parent-style-name="Standard">
      <style:text-properties officeooo:paragraph-rsid="003e59e2"/>
    </style:style>
    <style:style style:name="P39" style:family="paragraph" style:parent-style-name="Standard">
      <style:text-properties officeooo:paragraph-rsid="004073b1"/>
    </style:style>
    <style:style style:name="P40" style:family="paragraph" style:parent-style-name="Standard">
      <style:text-properties officeooo:paragraph-rsid="0042505d"/>
    </style:style>
    <style:style style:name="P41" style:family="paragraph" style:parent-style-name="Standard">
      <style:text-properties officeooo:paragraph-rsid="0042514f"/>
    </style:style>
    <style:style style:name="P42" style:family="paragraph" style:parent-style-name="Standard">
      <style:text-properties officeooo:paragraph-rsid="00442335"/>
    </style:style>
    <style:style style:name="P43" style:family="paragraph" style:parent-style-name="Text_20_body">
      <style:paragraph-properties fo:margin-left="0in" fo:margin-right="0in" fo:orphans="2" fo:widows="2" fo:text-indent="0in" style:auto-text-indent="false"/>
    </style:style>
    <style:style style:name="T1" style:family="text">
      <style:text-properties officeooo:rsid="001fb7f6"/>
    </style:style>
    <style:style style:name="T2" style:family="text">
      <style:text-properties officeooo:rsid="0020502e"/>
    </style:style>
    <style:style style:name="T3" style:family="text">
      <style:text-properties fo:font-variant="normal" fo:text-transform="none" fo:color="#252525" style:font-name="sans-serif" fo:font-size="10.5pt" fo:letter-spacing="normal" fo:font-style="normal" fo:font-weight="bold"/>
    </style:style>
    <style:style style:name="T4" style:family="text">
      <style:text-properties fo:font-variant="normal" fo:text-transform="none" fo:color="#252525" style:font-name="sans-serif" fo:font-size="10.5pt" fo:letter-spacing="normal" fo:font-style="normal" fo:font-weight="bold" officeooo:rsid="0022b3c2"/>
    </style:style>
    <style:style style:name="T5" style:family="text">
      <style:text-properties fo:font-variant="normal" fo:text-transform="none" fo:color="#252525" style:font-name="sans-serif" fo:font-size="10.5pt" fo:letter-spacing="normal" fo:font-style="normal" fo:font-weight="bold" officeooo:rsid="0021f0eb" style:font-weight-asian="bold" style:font-weight-complex="bold"/>
    </style:style>
    <style:style style:name="T6" style:family="text">
      <style:text-properties fo:font-variant="normal" fo:text-transform="none" fo:color="#252525" style:font-name="sans-serif" fo:font-size="10.5pt" fo:letter-spacing="normal" fo:font-style="normal" fo:font-weight="bold" officeooo:rsid="002bf8b2" style:font-weight-asian="bold" style:font-weight-complex="bold"/>
    </style:style>
    <style:style style:name="T7" style:family="text">
      <style:text-properties fo:font-variant="normal" fo:text-transform="none" fo:color="#252525" style:font-name="sans-serif" fo:font-size="10.5pt" fo:letter-spacing="normal" fo:font-style="normal" fo:font-weight="bold" officeooo:rsid="002482c0" style:font-weight-asian="bold" style:font-weight-complex="bold"/>
    </style:style>
    <style:style style:name="T8" style:family="text">
      <style:text-properties fo:font-variant="normal" fo:text-transform="none" fo:color="#252525" style:font-name="sans-serif" fo:font-size="10.5pt" fo:letter-spacing="normal" fo:font-style="normal" fo:font-weight="bold" officeooo:rsid="0022b3c2" style:font-weight-asian="bold" style:font-weight-complex="bold"/>
    </style:style>
    <style:style style:name="T9" style:family="text">
      <style:text-properties fo:font-variant="normal" fo:text-transform="none" fo:color="#252525" style:font-name="sans-serif" fo:font-size="10.5pt" fo:letter-spacing="normal" fo:font-style="normal" fo:font-weight="bold" officeooo:rsid="002aa750" style:font-weight-asian="bold" style:font-weight-complex="bold"/>
    </style:style>
    <style:style style:name="T10" style:family="text">
      <style:text-properties fo:font-variant="normal" fo:text-transform="none" fo:color="#252525" style:font-name="sans-serif" fo:font-size="10.5pt" fo:letter-spacing="normal" fo:font-style="normal" fo:font-weight="bold" officeooo:rsid="00294585" style:font-weight-asian="bold" style:font-weight-complex="bold"/>
    </style:style>
    <style:style style:name="T11" style:family="text">
      <style:text-properties fo:font-variant="normal" fo:text-transform="none" fo:color="#252525" style:font-name="sans-serif" fo:font-size="10.5pt" fo:letter-spacing="normal" fo:font-style="normal" fo:font-weight="bold" officeooo:rsid="00299e8a" style:font-weight-asian="bold" style:font-weight-complex="bold"/>
    </style:style>
    <style:style style:name="T12" style:family="text">
      <style:text-properties fo:font-variant="normal" fo:text-transform="none" fo:color="#252525" style:font-name="sans-serif" fo:font-size="10.5pt" fo:letter-spacing="normal" fo:font-style="normal" fo:font-weight="bold" officeooo:rsid="002d55af" style:font-weight-asian="bold" style:font-weight-complex="bold"/>
    </style:style>
    <style:style style:name="T13" style:family="text">
      <style:text-properties fo:font-variant="normal" fo:text-transform="none" fo:color="#252525" style:font-name="sans-serif" fo:font-size="10.5pt" fo:letter-spacing="normal" fo:font-style="normal" fo:font-weight="bold" officeooo:rsid="0030a1bf" style:font-weight-asian="bold" style:font-weight-complex="bold"/>
    </style:style>
    <style:style style:name="T14" style:family="text">
      <style:text-properties fo:font-variant="normal" fo:text-transform="none" fo:color="#252525" style:font-name="sans-serif" fo:font-size="10.5pt" fo:letter-spacing="normal" fo:font-style="normal" fo:font-weight="bold" officeooo:rsid="0032a1c1" style:font-weight-asian="bold" style:font-weight-complex="bold"/>
    </style:style>
    <style:style style:name="T15" style:family="text">
      <style:text-properties fo:font-variant="normal" fo:text-transform="none" fo:color="#252525" style:font-name="sans-serif" fo:font-size="10.5pt" fo:letter-spacing="normal" fo:font-style="normal" fo:font-weight="bold" officeooo:rsid="0038747f" style:font-weight-asian="bold" style:font-weight-complex="bold"/>
    </style:style>
    <style:style style:name="T16" style:family="text">
      <style:text-properties fo:font-variant="normal" fo:text-transform="none" fo:color="#252525" style:font-name="sans-serif" fo:font-size="10.5pt" fo:letter-spacing="normal" fo:font-style="normal" fo:font-weight="bold" officeooo:rsid="003cdcba" style:font-weight-asian="bold" style:font-weight-complex="bold"/>
    </style:style>
    <style:style style:name="T17" style:family="text">
      <style:text-properties fo:font-variant="normal" fo:text-transform="none" fo:color="#252525" style:font-name="sans-serif" fo:font-size="10.5pt" fo:letter-spacing="normal" fo:font-style="normal" fo:font-weight="bold" officeooo:rsid="003d7509" style:font-weight-asian="bold" style:font-weight-complex="bold"/>
    </style:style>
    <style:style style:name="T18" style:family="text">
      <style:text-properties fo:font-variant="normal" fo:text-transform="none" fo:color="#252525" style:font-name="sans-serif" fo:font-size="10.5pt" fo:letter-spacing="normal" fo:font-style="normal" fo:font-weight="bold" officeooo:rsid="003db1e1" style:font-weight-asian="bold" style:font-weight-complex="bold"/>
    </style:style>
    <style:style style:name="T19" style:family="text">
      <style:text-properties fo:font-variant="normal" fo:text-transform="none" fo:color="#252525" style:font-name="sans-serif" fo:font-size="10.5pt" fo:letter-spacing="normal" fo:font-style="normal" fo:font-weight="bold" officeooo:rsid="003e59e2" style:font-weight-asian="bold" style:font-weight-complex="bold"/>
    </style:style>
    <style:style style:name="T20" style:family="text">
      <style:text-properties fo:font-variant="normal" fo:text-transform="none" fo:color="#252525" style:font-name="sans-serif" fo:font-size="10.5pt" fo:letter-spacing="normal" fo:font-style="normal" fo:font-weight="bold" officeooo:rsid="004073b1" style:font-weight-asian="bold" style:font-weight-complex="bold"/>
    </style:style>
    <style:style style:name="T21" style:family="text">
      <style:text-properties fo:font-variant="normal" fo:text-transform="none" fo:color="#252525" style:font-name="sans-serif" fo:font-size="10.5pt" fo:letter-spacing="normal" fo:font-style="normal" fo:font-weight="bold" officeooo:rsid="0042505d" style:font-weight-asian="bold" style:font-weight-complex="bold"/>
    </style:style>
    <style:style style:name="T22" style:family="text">
      <style:text-properties fo:font-variant="normal" fo:text-transform="none" fo:color="#252525" style:font-name="sans-serif" fo:font-size="10.5pt" fo:letter-spacing="normal" fo:font-style="normal" fo:font-weight="bold" officeooo:rsid="0042514f" style:font-weight-asian="bold" style:font-weight-complex="bold"/>
    </style:style>
    <style:style style:name="T23" style:family="text">
      <style:text-properties fo:font-variant="normal" fo:text-transform="none" fo:color="#252525" style:font-name="sans-serif" fo:font-size="10.5pt" fo:letter-spacing="normal" fo:font-style="normal" fo:font-weight="bold" officeooo:rsid="00442335" style:font-weight-asian="bold" style:font-weight-complex="bold"/>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officeooo:rsid="0022b3c2"/>
    </style:style>
    <style:style style:name="T26" style:family="text">
      <style:text-properties fo:font-variant="normal" fo:text-transform="none" fo:color="#252525" style:font-name="sans-serif" fo:font-size="10.5pt" fo:letter-spacing="normal" fo:font-style="normal" fo:font-weight="normal" officeooo:rsid="0021f0eb" style:font-weight-asian="bold" style:font-weight-complex="bold"/>
    </style:style>
    <style:style style:name="T27" style:family="text">
      <style:text-properties fo:font-variant="normal" fo:text-transform="none" fo:color="#252525" style:font-name="sans-serif" fo:font-size="10.5pt" fo:letter-spacing="normal" fo:font-style="normal" fo:font-weight="normal" officeooo:rsid="0038747f" style:font-weight-asian="bold" style:font-weight-complex="bold"/>
    </style:style>
    <style:style style:name="T28" style:family="text">
      <style:text-properties fo:font-variant="normal" fo:text-transform="none" fo:color="#252525" style:font-name="sans-serif" fo:font-size="10.5pt" fo:letter-spacing="normal" fo:font-style="normal" fo:font-weight="normal" officeooo:rsid="0021f0eb"/>
    </style:style>
    <style:style style:name="T29" style:family="text">
      <style:text-properties fo:font-variant="normal" fo:text-transform="none" fo:color="#252525" style:font-name="sans-serif" fo:font-size="10.5pt" fo:letter-spacing="normal" fo:font-style="normal" fo:font-weight="normal" officeooo:rsid="002482c0"/>
    </style:style>
    <style:style style:name="T30" style:family="text">
      <style:text-properties fo:font-variant="normal" fo:text-transform="none" fo:color="#252525" style:font-name="sans-serif" fo:font-size="10.5pt" fo:letter-spacing="normal" fo:font-style="normal" fo:font-weight="normal" officeooo:rsid="00294585"/>
    </style:style>
    <style:style style:name="T31" style:family="text">
      <style:text-properties fo:font-variant="normal" fo:text-transform="none" fo:color="#252525" style:font-name="sans-serif" fo:font-size="10.5pt" fo:letter-spacing="normal" fo:font-style="normal" fo:font-weight="normal" officeooo:rsid="00299e8a"/>
    </style:style>
    <style:style style:name="T32" style:family="text">
      <style:text-properties fo:font-variant="normal" fo:text-transform="none" fo:color="#252525" style:font-name="sans-serif" fo:font-size="10.5pt" fo:letter-spacing="normal" fo:font-style="normal" fo:font-weight="normal" officeooo:rsid="002aa750"/>
    </style:style>
    <style:style style:name="T33" style:family="text">
      <style:text-properties fo:font-variant="normal" fo:text-transform="none" fo:color="#252525" style:font-name="sans-serif" fo:font-size="10.5pt" fo:letter-spacing="normal" fo:font-style="normal" fo:font-weight="normal" officeooo:rsid="002bf8b2"/>
    </style:style>
    <style:style style:name="T34" style:family="text">
      <style:text-properties fo:font-variant="normal" fo:text-transform="none" fo:color="#252525" style:font-name="sans-serif" fo:font-size="10.5pt" fo:letter-spacing="normal" fo:font-style="normal" fo:font-weight="normal" officeooo:rsid="002d55af"/>
    </style:style>
    <style:style style:name="T35" style:family="text">
      <style:text-properties fo:font-variant="normal" fo:text-transform="none" fo:color="#252525" style:font-name="sans-serif" fo:font-size="10.5pt" fo:letter-spacing="normal" fo:font-style="normal" fo:font-weight="normal" officeooo:rsid="0030a1bf"/>
    </style:style>
    <style:style style:name="T36" style:family="text">
      <style:text-properties fo:font-variant="normal" fo:text-transform="none" fo:color="#252525" style:font-name="sans-serif" fo:font-size="10.5pt" fo:letter-spacing="normal" fo:font-style="normal" fo:font-weight="normal" officeooo:rsid="0032a1c1"/>
    </style:style>
    <style:style style:name="T37" style:family="text">
      <style:text-properties fo:font-variant="normal" fo:text-transform="none" fo:color="#252525" style:font-name="sans-serif" fo:font-size="10.5pt" fo:letter-spacing="normal" fo:font-style="normal" fo:font-weight="normal" officeooo:rsid="003cdcba"/>
    </style:style>
    <style:style style:name="T38" style:family="text">
      <style:text-properties fo:font-variant="normal" fo:text-transform="none" fo:color="#252525" style:font-name="sans-serif" fo:font-size="10.5pt" fo:letter-spacing="normal" fo:font-style="normal" fo:font-weight="normal" officeooo:rsid="003d7509"/>
    </style:style>
    <style:style style:name="T39" style:family="text">
      <style:text-properties fo:font-variant="normal" fo:text-transform="none" fo:color="#252525" style:font-name="sans-serif" fo:font-size="10.5pt" fo:letter-spacing="normal" fo:font-style="normal" fo:font-weight="normal" officeooo:rsid="003db1e1"/>
    </style:style>
    <style:style style:name="T40" style:family="text">
      <style:text-properties fo:font-variant="normal" fo:text-transform="none" fo:color="#252525" style:font-name="sans-serif" fo:font-size="10.5pt" fo:letter-spacing="normal" fo:font-style="normal" fo:font-weight="normal" officeooo:rsid="003e59e2"/>
    </style:style>
    <style:style style:name="T41" style:family="text">
      <style:text-properties fo:font-variant="normal" fo:text-transform="none" fo:color="#252525" style:font-name="sans-serif" fo:font-size="10.5pt" fo:letter-spacing="normal" fo:font-style="normal" fo:font-weight="normal" officeooo:rsid="004073b1"/>
    </style:style>
    <style:style style:name="T42" style:family="text">
      <style:text-properties fo:font-variant="normal" fo:text-transform="none" fo:color="#252525" style:font-name="sans-serif" fo:font-size="10.5pt" fo:letter-spacing="normal" fo:font-style="normal" fo:font-weight="normal" officeooo:rsid="0042505d"/>
    </style:style>
    <style:style style:name="T43" style:family="text">
      <style:text-properties fo:font-variant="normal" fo:text-transform="none" fo:color="#252525" style:font-name="sans-serif" fo:font-size="10.5pt" fo:letter-spacing="normal" fo:font-style="normal" fo:font-weight="normal" officeooo:rsid="0042514f"/>
    </style:style>
    <style:style style:name="T44" style:family="text">
      <style:text-properties fo:font-variant="normal" fo:text-transform="none" fo:color="#252525" style:font-name="sans-serif" fo:font-size="10.5pt" fo:letter-spacing="normal" fo:font-style="normal" fo:font-weight="normal" officeooo:rsid="00442335"/>
    </style:style>
    <style:style style:name="T45"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46" style:family="text">
      <style:text-properties fo:font-variant="normal" fo:text-transform="none" fo:color="#252525" style:font-name="sans-serif" fo:font-size="10.5pt" fo:letter-spacing="normal" fo:font-style="normal" style:text-underline-style="solid" style:text-underline-width="auto" style:text-underline-color="font-color" fo:font-weight="normal" fo:background-color="#ffffff" loext:char-shading-value="0"/>
    </style:style>
    <style:style style:name="T47" style:family="text">
      <style:text-properties fo:font-variant="normal" fo:text-transform="none" fo:color="#252525" style:font-name="sans-serif" fo:font-size="10.5pt" fo:letter-spacing="normal" fo:font-style="italic" fo:font-weight="normal"/>
    </style:style>
    <style:style style:name="T48" style:family="text">
      <style:text-properties fo:font-variant="normal" fo:text-transform="none" fo:color="#252525" style:font-name="sans-serif" fo:font-size="10.5pt" fo:letter-spacing="normal" fo:font-style="italic" fo:font-weight="bold" officeooo:rsid="0022b3c2"/>
    </style:style>
    <style:style style:name="T49" style:family="text">
      <style:text-properties fo:font-variant="normal" fo:text-transform="none" fo:color="#252525" fo:letter-spacing="normal"/>
    </style:style>
    <style:style style:name="T5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5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2" style:family="text">
      <style:text-properties fo:font-variant="normal" fo:text-transform="none" fo:color="#252525" style:text-line-through-style="none" style:text-line-through-type="none" style:font-name="sans-serif" fo:font-size="10.5pt" fo:letter-spacing="normal" fo:font-style="normal" style:text-underline-style="none" fo:font-weight="normal" officeooo:rsid="0038747f" style:text-blinking="false" style:font-weight-asian="bold" style:font-weight-complex="bold"/>
    </style:style>
    <style:style style:name="T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22b3c2" style:text-blinking="false" fo:background-color="#ffffff" loext:char-shading-value="0"/>
    </style:style>
    <style:style style:name="T5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57" style:family="text">
      <style:text-properties fo:font-variant="normal" fo:text-transform="none" fo:color="#0b0080" style:text-line-through-style="none" style:text-line-through-type="none" style:font-name="sans-serif" fo:font-size="8.25pt" fo:letter-spacing="normal" fo:font-style="normal" style:text-underline-style="none" fo:font-weight="normal" officeooo:rsid="0022b3c2" style:text-blinking="false"/>
    </style:style>
    <style:style style:name="T58" style:family="text">
      <style:text-properties fo:font-variant="normal" fo:text-transform="none" fo:color="#0b0080" style:font-name="sans-serif" fo:font-size="10.5pt" fo:letter-spacing="normal" fo:font-style="normal" style:text-underline-style="solid" style:text-underline-width="auto" style:text-underline-color="font-color" fo:font-weight="normal"/>
    </style:style>
    <style:style style:name="T59" style:family="text">
      <style:text-properties fo:font-variant="normal" fo:text-transform="none" fo:color="#0b0080" style:font-name="sans-serif" fo:font-size="10.5pt" fo:letter-spacing="normal" fo:font-style="normal" style:text-underline-style="solid" style:text-underline-width="auto" style:text-underline-color="font-color" fo:font-weight="normal" fo:background-color="#ffffff" loext:char-shading-value="0"/>
    </style:style>
    <style:style style:name="T60"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in" loext:border="none"/>
    </style:style>
    <style:style style:name="T61" style:family="text">
      <style:text-properties fo:font-weight="bold" style:font-weight-asian="bold" style:font-weight-complex="bold"/>
    </style:style>
    <style:style style:name="T62" style:family="text">
      <style:text-properties fo:font-weight="bold" officeooo:rsid="0020502e" style:font-weight-asian="bold" style:font-weight-complex="bold"/>
    </style:style>
    <style:style style:name="T63" style:family="text">
      <style:text-properties fo:font-weight="bold" officeooo:rsid="0022b3c2" style:font-weight-asian="bold" style:font-weight-complex="bold"/>
    </style:style>
    <style:style style:name="T64" style:family="text">
      <style:text-properties fo:font-weight="bold" officeooo:rsid="00348b35" style:font-weight-asian="bold" style:font-weight-complex="bold"/>
    </style:style>
    <style:style style:name="T65" style:family="text">
      <style:text-properties fo:font-weight="bold" officeooo:rsid="00357eaa" style:font-weight-asian="bold" style:font-weight-complex="bold"/>
    </style:style>
    <style:style style:name="T66" style:family="text">
      <style:text-properties fo:font-weight="bold" officeooo:rsid="0036aedf" style:font-weight-asian="bold" style:font-weight-complex="bold"/>
    </style:style>
    <style:style style:name="T67" style:family="text">
      <style:text-properties style:text-line-through-style="none" style:text-line-through-type="none" style:text-underline-style="none" style:text-blinking="false"/>
    </style:style>
    <style:style style:name="T68" style:family="text">
      <style:text-properties style:text-line-through-style="none" style:text-line-through-type="none" style:text-underline-style="none" style:text-blinking="false" fo:background-color="#ffffff" loext:char-shading-value="0"/>
    </style:style>
    <style:style style:name="T69" style:family="text">
      <style:text-properties style:text-line-through-style="none" style:text-line-through-type="none" style:text-underline-style="none" officeooo:rsid="001fb7f6" style:text-blinking="false" fo:background-color="#ffffff" loext:char-shading-value="0"/>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background-color="#ffffff" loext:char-shading-value="0"/>
    </style:style>
    <style:style style:name="T72" style:family="text">
      <style:text-properties style:text-underline-style="solid" style:text-underline-width="auto" style:text-underline-color="font-color" officeooo:rsid="001fb7f6" fo:background-color="#ffffff" loext:char-shading-value="0"/>
    </style:style>
    <style:style style:name="T73" style:family="text">
      <style:text-properties officeooo:rsid="0022b3c2"/>
    </style:style>
    <style:style style:name="T74" style:family="text">
      <style:text-properties officeooo:rsid="00348b35"/>
    </style:style>
    <style:style style:name="T75" style:family="text">
      <style:text-properties officeooo:rsid="00357eaa"/>
    </style:style>
    <style:style style:name="T76" style:family="text">
      <style:text-properties officeooo:rsid="0036aedf"/>
    </style:style>
    <style:style style:name="T77" style:family="text">
      <style:text-properties officeooo:rsid="003cdcba"/>
    </style:style>
    <style:style style:name="T78" style:family="text">
      <style:text-properties officeooo:rsid="003d7509"/>
    </style:style>
    <style:style style:name="T79" style:family="text">
      <style:text-properties officeooo:rsid="003db1e1"/>
    </style:style>
    <style:style style:name="T80" style:family="text">
      <style:text-properties officeooo:rsid="003e59e2"/>
    </style:style>
    <style:style style:name="T81" style:family="text">
      <style:text-properties officeooo:rsid="004073b1"/>
    </style:style>
    <style:style style:name="T82" style:family="text">
      <style:text-properties officeooo:rsid="0042505d"/>
    </style:style>
    <style:style style:name="T83" style:family="text">
      <style:text-properties officeooo:rsid="0042514f"/>
    </style:style>
    <style:style style:name="T84" style:family="text">
      <style:text-properties officeooo:rsid="004423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finitions</text:p>
      <text:p text:style-name="P5"/>
      <text:p text:style-name="P1"><text:span text:style-name="T5">8PSK</text:span><text:span text:style-name="T26">:</text:span><text:span text:style-name="T28"> </text:span><text:span text:style-name="T24">Phase-shift keying (PSK) is a </text:span><text:a xlink:type="simple" xlink:href="https://en.wikipedia.org/wiki/Digital_data" text:style-name="Internet_20_link" text:visited-style-name="Visited_20_Internet_20_Link"><text:span text:style-name="T51">digital</text:span></text:a><text:span text:style-name="T24"> </text:span><text:a xlink:type="simple" xlink:href="https://en.wikipedia.org/wiki/Modulation" text:style-name="Internet_20_link" text:visited-style-name="Visited_20_Internet_20_Link"><text:span text:style-name="T51">modulation</text:span></text:a><text:span text:style-name="T24"> scheme that conveys </text:span><text:a xlink:type="simple" xlink:href="https://en.wikipedia.org/wiki/Data#Uses_of_data_in_computing" text:style-name="Internet_20_link" text:visited-style-name="Visited_20_Internet_20_Link"><text:span text:style-name="T51">data</text:span></text:a><text:span text:style-name="T24"> by changing (modulating) the </text:span><text:a xlink:type="simple" xlink:href="https://en.wikipedia.org/wiki/Phase_(waves)" text:style-name="Internet_20_link" text:visited-style-name="Visited_20_Internet_20_Link"><text:span text:style-name="T51">phase</text:span></text:a><text:span text:style-name="T24"> of a reference </text:span><text:a xlink:type="simple" xlink:href="https://en.wikipedia.org/wiki/Signal_(information_theory)" text:style-name="Internet_20_link" text:visited-style-name="Visited_20_Internet_20_Link"><text:span text:style-name="T51">signal</text:span></text:a><text:span text:style-name="T24"> (the </text:span><text:a xlink:type="simple" xlink:href="https://en.wikipedia.org/wiki/Carrier_wave" text:style-name="Internet_20_link" text:visited-style-name="Visited_20_Internet_20_Link"><text:span text:style-name="T51">carrier wave</text:span></text:a><text:span text:style-name="T24">). The modulation is impressed by varying the sine and cosine inputs at a precise time. It is widely used for </text:span><text:a xlink:type="simple" xlink:href="https://en.wikipedia.org/wiki/Wireless_LAN" text:style-name="Internet_20_link" text:visited-style-name="Visited_20_Internet_20_Link"><text:span text:style-name="T51">wireless LANs</text:span></text:a><text:span text:style-name="T24">, </text:span><text:a xlink:type="simple" xlink:href="https://en.wikipedia.org/wiki/RFID" text:style-name="Internet_20_link" text:visited-style-name="Visited_20_Internet_20_Link"><text:span text:style-name="T51">RFID</text:span></text:a><text:span text:style-name="T24"> and </text:span><text:a xlink:type="simple" xlink:href="https://en.wikipedia.org/wiki/Bluetooth" text:style-name="Internet_20_link" text:visited-style-name="Visited_20_Internet_20_Link"><text:span text:style-name="T51">Bluetooth</text:span></text:a><text:span text:style-name="T24"> communication. </text:span></text:p>
      <text:p text:style-name="P3"/>
      <text:p text:style-name="P39"><text:span text:style-name="T20">ACI</text:span><text:span text:style-name="T41">: </text:span><text:span text:style-name="T24">Adjacent-channel interference (ACI) is </text:span><text:a xlink:type="simple" xlink:href="https://en.wikipedia.org/wiki/Interference_(communication)" text:style-name="Internet_20_link" text:visited-style-name="Visited_20_Internet_20_Link"><text:span text:style-name="T50">interference</text:span></text:a><text:span text:style-name="T24"> caused by extraneous </text:span><text:a xlink:type="simple" xlink:href="https://en.wikipedia.org/wiki/Power_(physics)" text:style-name="Internet_20_link" text:visited-style-name="Visited_20_Internet_20_Link"><text:span text:style-name="T50">power</text:span></text:a><text:span text:style-name="T24"> from a </text:span><text:a xlink:type="simple" xlink:href="https://en.wikipedia.org/wiki/Electromagnetic_radiation" text:style-name="Internet_20_link" text:visited-style-name="Visited_20_Internet_20_Link"><text:span text:style-name="T50">signal</text:span></text:a><text:span text:style-name="T24"> in an </text:span><text:a xlink:type="simple" xlink:href="https://en.wikipedia.org/wiki/Adjacent_channel" text:style-name="Internet_20_link" text:visited-style-name="Visited_20_Internet_20_Link"><text:span text:style-name="T50">adjacent channel</text:span></text:a><text:span text:style-name="T24">. ACI may be caused by inadequate filtering (such as incomplete filtering of unwanted </text:span><text:a xlink:type="simple" xlink:href="https://en.wikipedia.org/wiki/Modulation" text:style-name="Internet_20_link" text:visited-style-name="Visited_20_Internet_20_Link"><text:span text:style-name="T50">modulation</text:span></text:a><text:span text:style-name="T24"> products in </text:span><text:a xlink:type="simple" xlink:href="https://en.wikipedia.org/wiki/Frequency_modulation" text:style-name="Internet_20_link" text:visited-style-name="Visited_20_Internet_20_Link"><text:span text:style-name="T50">FM</text:span></text:a><text:span text:style-name="T24"> systems), improper </text:span><text:a xlink:type="simple" xlink:href="https://en.wikipedia.org/wiki/Tuner_(radio)" text:style-name="Internet_20_link" text:visited-style-name="Visited_20_Internet_20_Link"><text:span text:style-name="T50">tuning</text:span></text:a><text:span text:style-name="T24"> or poor frequency control (in the reference channel, the interfering channel or both). ACI is distinguished from </text:span><text:a xlink:type="simple" xlink:href="https://en.wikipedia.org/wiki/Crosstalk" text:style-name="Internet_20_link" text:visited-style-name="Visited_20_Internet_20_Link"><text:span text:style-name="T50">crosstalk</text:span></text:a><text:span text:style-name="T24">.</text:span><text:bookmark text:name="cite_ref-15"/><text:a xlink:type="simple" xlink:href="https://en.wikipedia.org/wiki/Adjacent-channel_interference#cite_note-1" text:style-name="Internet_20_link" text:visited-style-name="Visited_20_Internet_20_Link"><text:span text:style-name="T50">[1]</text:span></text:a></text:p>
      <text:p text:style-name="P31"/>
      <text:p text:style-name="P41"><text:span text:style-name="T22">BPSK</text:span><text:span text:style-name="T43">: </text:span><text:span text:style-name="T24">(also sometimes called PRK, phase reversal keying, or 2PSK) is the simplest form of phase shift keying (PSK). It uses two phases which are separated by 180° and so can also be termed 2-PSK. It does not particularly matter exactly where the constellation points are positioned, and in this figure they are shown on the real axis, at 0° and 180°. This modulation is the most robust of all the PSKs since it takes the highest level of noise or distortion to make the </text:span><text:a xlink:type="simple" xlink:href="https://en.wikipedia.org/wiki/Demodulator" text:style-name="Internet_20_link" text:visited-style-name="Visited_20_Internet_20_Link"><text:span text:style-name="T50">demodulator</text:span></text:a><text:span text:style-name="T24"> reach an incorrect decision. It is, however, only able to modulate at 1 bit/symbol (as seen in the figure) and so is unsuitable for high data-rate applications.</text:span></text:p>
      <text:p text:style-name="P43"><text:span text:style-name="T24">In the presence of an arbitrary phase-shift introduced by the </text:span><text:a xlink:type="simple" xlink:href="https://en.wikipedia.org/wiki/Communications_channel" text:style-name="Internet_20_link" text:visited-style-name="Visited_20_Internet_20_Link"><text:span text:style-name="T50">communications channel</text:span></text:a><text:span text:style-name="T24">, the demodulator is unable to tell which constellation point is which. As a result, the data is often </text:span><text:a xlink:type="simple" xlink:href="https://en.wikipedia.org/wiki/Phase-shift_keying#Differential_encoding" text:style-name="Internet_20_link" text:visited-style-name="Visited_20_Internet_20_Link"><text:span text:style-name="T50">differentially encoded</text:span></text:a><text:span text:style-name="T24"> prior to modulation. BPSK is functionally equivalent to </text:span><text:a xlink:type="simple" xlink:href="https://en.wikipedia.org/wiki/Quadrature_amplitude_modulation" text:style-name="Internet_20_link" text:visited-style-name="Visited_20_Internet_20_Link"><text:span text:style-name="T50">2-QAM</text:span></text:a><text:span text:style-name="T24"> modulation.</text:span></text:p>
      <text:p text:style-name="P40"><text:span text:style-name="T21">CCI</text:span><text:span text:style-name="T42">: </text:span><text:span text:style-name="T24">Co-channel interference or CCI is </text:span><text:a xlink:type="simple" xlink:href="https://en.wikipedia.org/wiki/Crosstalk_(electronics)" text:style-name="Internet_20_link" text:visited-style-name="Visited_20_Internet_20_Link"><text:span text:style-name="T51">crosstalk</text:span></text:a><text:span text:style-name="T24"> from two different </text:span><text:a xlink:type="simple" xlink:href="https://en.wikipedia.org/wiki/Transmitter" text:style-name="Internet_20_link" text:visited-style-name="Visited_20_Internet_20_Link"><text:span text:style-name="T51">radio transmitters</text:span></text:a><text:span text:style-name="T24"> using the same </text:span><text:a xlink:type="simple" xlink:href="https://en.wikipedia.org/wiki/Frequency" text:style-name="Internet_20_link" text:visited-style-name="Visited_20_Internet_20_Link"><text:span text:style-name="T51">frequency</text:span></text:a><text:span text:style-name="T24">. There can be several causes of co-</text:span><text:a xlink:type="simple" xlink:href="https://en.wikipedia.org/wiki/Channel_(communications)" text:style-name="Internet_20_link" text:visited-style-name="Visited_20_Internet_20_Link"><text:span text:style-name="T51">channel</text:span></text:a><text:span text:style-name="T24"> </text:span><text:a xlink:type="simple" xlink:href="https://en.wikipedia.org/wiki/Electromagnetic_interference" text:style-name="Internet_20_link" text:visited-style-name="Visited_20_Internet_20_Link"><text:span text:style-name="T51">radio interference</text:span></text:a><text:span text:style-name="T24">; four examples are listed here. </text:span></text:p>
      <text:p text:style-name="P31"/>
      <text:p text:style-name="P11"><text:span text:style-name="T64">CBP</text:span><text:span text:style-name="T74">: </text:span>A contention-based protocol (CBP) is a communications protocol for operating wireless telecommunication equipment that allows many users to use the same radio channel without pre-coordination. The "listen before talk" operating procedure in IEEE 802.11 is the most well known contention-based protocol. </text:p>
      <text:p text:style-name="P3"/>
      <text:p text:style-name="P17"><text:span text:style-name="T6">CSMA</text:span><text:span text:style-name="T33">: </text:span><text:span text:style-name="T3">Carrier sense multiple access</text:span><text:span text:style-name="T24"> (</text:span><text:span text:style-name="T3">CSMA</text:span><text:span text:style-name="T24">) is a </text:span><text:a xlink:type="simple" xlink:href="https://en.wikipedia.org/wiki/Probabilistic" text:style-name="Internet_20_link" text:visited-style-name="Visited_20_Internet_20_Link"><text:span text:style-name="T53">probabilistic</text:span></text:a><text:span text:style-name="T24"> </text:span><text:a xlink:type="simple" xlink:href="https://en.wikipedia.org/wiki/Media_access_control" text:style-name="Internet_20_link" text:visited-style-name="Visited_20_Internet_20_Link"><text:span text:style-name="T53">media access control</text:span></text:a><text:span text:style-name="T24"> (MAC) protocol in which a node verifies the absence of other </text:span><text:a xlink:type="simple" xlink:href="https://en.wikipedia.org/wiki/Network_traffic" text:style-name="Internet_20_link" text:visited-style-name="Visited_20_Internet_20_Link"><text:span text:style-name="T53">traffic</text:span></text:a><text:span text:style-name="T24"> before </text:span><text:a xlink:type="simple" xlink:href="https://en.wikipedia.org/wiki/Transmission_(telecommunications)" text:style-name="Internet_20_link" text:visited-style-name="Visited_20_Internet_20_Link"><text:span text:style-name="T53">transmitting</text:span></text:a><text:span text:style-name="T24"> on a shared </text:span><text:a xlink:type="simple" xlink:href="https://en.wikipedia.org/wiki/Transmission_medium" text:style-name="Internet_20_link" text:visited-style-name="Visited_20_Internet_20_Link"><text:span text:style-name="T53">transmission medium</text:span></text:a><text:span text:style-name="T24">, such as an electrical bus, or a band of the </text:span><text:a xlink:type="simple" xlink:href="https://en.wikipedia.org/wiki/Electromagnetic_spectrum" text:style-name="Internet_20_link" text:visited-style-name="Visited_20_Internet_20_Link"><text:span text:style-name="T53">electromagnetic spectrum</text:span></text:a><text:span text:style-name="T24">. </text:span><text:span text:style-name="T47">Carrier sense</text:span><text:span text:style-name="T24"> means that a </text:span><text:a xlink:type="simple" xlink:href="https://en.wikipedia.org/wiki/Transmitter" text:style-name="Internet_20_link" text:visited-style-name="Visited_20_Internet_20_Link"><text:span text:style-name="T53">transmitter</text:span></text:a><text:span text:style-name="T24"> attempts to determine whether another transmission is in progress before initiating a transmission. That is, it tries to detect the presence of a </text:span><text:a xlink:type="simple" xlink:href="https://en.wikipedia.org/wiki/Carrier_signal" text:style-name="Internet_20_link" text:visited-style-name="Visited_20_Internet_20_Link"><text:span text:style-name="T53">carrier signal</text:span></text:a><text:span text:style-name="T24"> from another node before attempting to transmit. If a carrier is sensed, the node waits for the transmission in progress to end before initiating its own transmission. In other words, CSMA is based on the principle "sense before transmit" or "listen before talk".</text:span></text:p>
      <text:p text:style-name="P3"/>
      <text:p text:style-name="P32"><text:span text:style-name="T6">CSMA/</text:span><text:span text:style-name="T15">CA</text:span><text:span text:style-name="T27">: Carrier sense multiple access with collision avoidance (CSMA/CA) in </text:span><text:a xlink:type="simple" xlink:href="https://en.wikipedia.org/wiki/Computer_network" text:style-name="Internet_20_link" text:visited-style-name="Visited_20_Internet_20_Link"><text:span text:style-name="T52">computer networking</text:span></text:a><text:span text:style-name="T27">, is a network </text:span><text:a xlink:type="simple" xlink:href="https://en.wikipedia.org/wiki/Multiple_access_method" text:style-name="Internet_20_link" text:visited-style-name="Visited_20_Internet_20_Link"><text:span text:style-name="T52">multiple access method</text:span></text:a><text:span text:style-name="T27"> in which </text:span><text:a xlink:type="simple" xlink:href="https://en.wikipedia.org/wiki/Carrier_signal" text:style-name="Internet_20_link" text:visited-style-name="Visited_20_Internet_20_Link"><text:span text:style-name="T52">carrier</text:span></text:a><text:span text:style-name="T27"> sensing is used, but </text:span><text:a xlink:type="simple" xlink:href="https://en.wikipedia.org/wiki/Node_(networking)" text:style-name="Internet_20_link" text:visited-style-name="Visited_20_Internet_20_Link"><text:span text:style-name="T52">nodes</text:span></text:a><text:span text:style-name="T27"> attempt to avoid collisions by transmitting only when the channel is sensed to be "idle".</text:span><text:bookmark text:name="cite_ref-federalstandard_1-0"/><text:a xlink:type="simple" xlink:href="https://en.wikipedia.org/wiki/Carrier_sense_multiple_access_with_collision_avoidance#cite_note-federalstandard-1" text:style-name="Internet_20_link" text:visited-style-name="Visited_20_Internet_20_Link">[1]</text:a><text:bookmark text:name="cite_ref-atis_2-0"/><text:a xlink:type="simple" xlink:href="https://en.wikipedia.org/wiki/Carrier_sense_multiple_access_with_collision_avoidance#cite_note-atis-2" text:style-name="Internet_20_link" text:visited-style-name="Visited_20_Internet_20_Link">[2]</text:a><text:span text:style-name="T27"> When they do transmit, nodes transmit their packet data in its entirety. </text:span><text:span text:style-name="T24">It is particularly important for wireless networks, where the collision detection of the alternative </text:span><text:a xlink:type="simple" xlink:href="https://en.wikipedia.org/wiki/Carrier_sense_multiple_access_with_collision_detection" text:style-name="Internet_20_link" text:visited-style-name="Visited_20_Internet_20_Link"><text:span text:style-name="T50">CSMA/CD</text:span></text:a><text:span text:style-name="T24"> is unreliable due to the </text:span><text:a xlink:type="simple" xlink:href="https://en.wikipedia.org/wiki/Hidden_node_problem" text:style-name="Internet_20_link" text:visited-style-name="Visited_20_Internet_20_Link"><text:span text:style-name="T50">hidden node problem</text:span></text:a><text:span text:style-name="T24">.</text:span><text:bookmark text:name="cite_ref-3"/><text:a xlink:type="simple" xlink:href="https://en.wikipedia.org/wiki/Carrier_sense_multiple_access_with_collision_avoidance#cite_note-3" text:style-name="Internet_20_link" text:visited-style-name="Visited_20_Internet_20_Link">[3]</text:a><text:bookmark text:name="cite_ref-eunice_4-0"/><text:a xlink:type="simple" xlink:href="https://en.wikipedia.org/wiki/Carrier_sense_multiple_access_with_collision_avoidance#cite_note-eunice-4" text:style-name="Internet_20_link" text:visited-style-name="Visited_20_Internet_20_Link">[4]</text:a><text:span text:style-name="T50"> </text:span><text:span text:style-name="T24">CSMA/CA is a protocol that operates in the Data Link Layer (Layer 2) of the </text:span><text:a xlink:type="simple" xlink:href="https://en.wikipedia.org/wiki/OSI_model" text:style-name="Internet_20_link" text:visited-style-name="Visited_20_Internet_20_Link"><text:span text:style-name="T50">OSI model</text:span></text:a><text:span text:style-name="T24">.</text:span></text:p>
      <text:p text:style-name="P28"/>
      <text:p text:style-name="P33"><text:span text:style-name="T15">CSMA/CD</text:span><text:span text:style-name="T27">: Carrier sense multiple access with collision detection (CSMA/CD) is a </text:span><text:a xlink:type="simple" xlink:href="https://en.wikipedia.org/wiki/Media_access_control" text:style-name="Internet_20_link" text:visited-style-name="Visited_20_Internet_20_Link"><text:span text:style-name="T52">media access control</text:span></text:a><text:span text:style-name="T27"> method used most notably in early</text:span><text:a xlink:type="simple" xlink:href="https://en.wikipedia.org/wiki/Ethernet" text:style-name="Internet_20_link" text:visited-style-name="Visited_20_Internet_20_Link"><text:span text:style-name="T52">Ethernet</text:span></text:a><text:span text:style-name="T27"> technology for </text:span><text:a xlink:type="simple" xlink:href="https://en.wikipedia.org/wiki/Local_area_network" text:style-name="Internet_20_link" text:visited-style-name="Visited_20_Internet_20_Link"><text:span text:style-name="T52">local area networking</text:span></text:a><text:span text:style-name="T27">. It uses a </text:span><text:a xlink:type="simple" xlink:href="https://en.wikipedia.org/wiki/Carrier_signal" text:style-name="Internet_20_link" text:visited-style-name="Visited_20_Internet_20_Link"><text:span text:style-name="T52">carrier</text:span></text:a><text:span text:style-name="T27"> sensing scheme in which a transmitting station detects collisions by sensing transmissions from other stations while transmitting a </text:span><text:a xlink:type="simple" xlink:href="https://en.wikipedia.org/wiki/Frame_(telecommunications)" text:style-name="Internet_20_link" text:visited-style-name="Visited_20_Internet_20_Link"><text:span text:style-name="T52">frame</text:span></text:a><text:span text:style-name="T27">. When this collision condition is detected, the station stops transmitting that frame, transmits a jam signal, and then waits for a random time interval before trying to resend the frame.</text:span><text:bookmark text:name="cite_ref-13"/><text:a xlink:type="simple" xlink:href="https://en.wikipedia.org/wiki/Carrier_sense_multiple_access_with_collision_detection#cite_note-1" text:style-name="Internet_20_link" text:visited-style-name="Visited_20_Internet_20_Link">[1]</text:a><text:span text:style-name="T52"> </text:span><text:span text:style-name="T27">CSMA/CD is a modification of pure </text:span><text:a xlink:type="simple" xlink:href="https://en.wikipedia.org/wiki/Carrier_sense_multiple_access" text:style-name="Internet_20_link" text:visited-style-name="Visited_20_Internet_20_Link"><text:span text:style-name="T52">carrier sense multiple access</text:span></text:a><text:span text:style-name="T27"> (CSMA). CSMA/CD is used to improve CSMA performance by terminating transmission as soon as a collision is detected, thus shortening the time required before a retry can be attempted.</text:span></text:p>
      <text:p text:style-name="P29"><text:soft-page-break/></text:p>
      <text:p text:style-name="P29"><text:span text:style-name="T61">CTS</text:span>: Clear To Send</text:p>
      <text:p text:style-name="P29"/>
      <text:p text:style-name="P20"><text:span text:style-name="T13">DSSS</text:span><text:span text:style-name="T35">: </text:span><text:span text:style-name="T3">direct-sequence spread spectrum (DSSS)</text:span><text:span text:style-name="T49"> </text:span><text:span text:style-name="T24">is a </text:span><text:a xlink:type="simple" xlink:href="https://en.wikipedia.org/wiki/Spread_spectrum" text:style-name="Internet_20_link" text:visited-style-name="Visited_20_Internet_20_Link"><text:span text:style-name="T54">spread spectrum</text:span></text:a><text:span text:style-name="T49"> </text:span><text:a xlink:type="simple" xlink:href="https://en.wikipedia.org/wiki/Modulation" text:style-name="Internet_20_link" text:visited-style-name="Visited_20_Internet_20_Link"><text:span text:style-name="T54">modulation</text:span></text:a><text:span text:style-name="T49"> </text:span><text:span text:style-name="T24">technique. Spread spectrum systems are such that they transmit the message bearing signals using a </text:span><text:a xlink:type="simple" xlink:href="https://en.wikipedia.org/wiki/Bandwidth_(signal_processing)" text:style-name="Internet_20_link" text:visited-style-name="Visited_20_Internet_20_Link"><text:span text:style-name="T54">bandwidth</text:span></text:a><text:span text:style-name="T49"> </text:span><text:span text:style-name="T24">that is in excess of the bandwidth that is actually needed by the message signal. This spreading of the transmitted signal over a large bandwidth make the resulting </text:span><text:a xlink:type="simple" xlink:href="https://en.wikipedia.org/wiki/Wideband" text:style-name="Internet_20_link" text:visited-style-name="Visited_20_Internet_20_Link"><text:span text:style-name="T54">wideband</text:span></text:a><text:span text:style-name="T49"> </text:span><text:span text:style-name="T24">signal appear as a </text:span><text:a xlink:type="simple" xlink:href="https://en.wikipedia.org/wiki/White_noise" text:style-name="Internet_20_link" text:visited-style-name="Visited_20_Internet_20_Link"><text:span text:style-name="T54">noise</text:span></text:a><text:span text:style-name="T49"> </text:span><text:span text:style-name="T24">signal which allows greater resistance to intentional and unintentional interference with the transmitted signal.</text:span><text:bookmark text:name="cite_ref-Haykin4E_1-0"/><text:a xlink:type="simple" xlink:href="https://en.wikipedia.org/wiki/Direct-sequence_spread_spectrum#cite_note-Haykin4E-1" text:style-name="Internet_20_link" text:visited-style-name="Visited_20_Internet_20_Link"><text:span text:style-name="T56">[1]</text:span></text:a> </text:p>
      <text:p text:style-name="P3"/>
      <text:p text:style-name="P4"><text:span text:style-name="T62">EGPRS</text:span><text:span text:style-name="T2">: Enhanced General Packet Radio Service (GPRS) is a </text:span><text:a xlink:type="simple" xlink:href="https://en.wikipedia.org/wiki/Packet_oriented" text:style-name="Internet_20_link" text:visited-style-name="Visited_20_Internet_20_Link"><text:span text:style-name="T69">packet oriented</text:span></text:a><text:span text:style-name="T1"> </text:span><text:a xlink:type="simple" xlink:href="https://en.wikipedia.org/wiki/Mobile_data" text:style-name="Internet_20_link" text:visited-style-name="Visited_20_Internet_20_Link"><text:span text:style-name="T69">mobile data</text:span></text:a><text:span text:style-name="T1"> service on the </text:span><text:a xlink:type="simple" xlink:href="https://en.wikipedia.org/wiki/2G" text:style-name="Internet_20_link" text:visited-style-name="Visited_20_Internet_20_Link"><text:span text:style-name="T69">2G</text:span></text:a><text:span text:style-name="T1"> and </text:span><text:a xlink:type="simple" xlink:href="https://en.wikipedia.org/wiki/3G" text:style-name="Internet_20_link" text:visited-style-name="Visited_20_Internet_20_Link"><text:span text:style-name="T69">3G</text:span></text:a><text:span text:style-name="T1"> </text:span><text:a xlink:type="simple" xlink:href="https://en.wikipedia.org/wiki/Cellular_communication" text:style-name="Internet_20_link" text:visited-style-name="Visited_20_Internet_20_Link"><text:span text:style-name="T69">cellular communication</text:span></text:a><text:span text:style-name="T1"> system's </text:span><text:a xlink:type="simple" xlink:href="https://en.wikipedia.org/wiki/Global_System_for_Mobile_Communications" text:style-name="Internet_20_link" text:visited-style-name="Visited_20_Internet_20_Link"><text:span text:style-name="T69">global system for mobile communications</text:span></text:a><text:span text:style-name="T1"> (GSM). GPRS was originally standardized by </text:span><text:a xlink:type="simple" xlink:href="https://en.wikipedia.org/wiki/European_Telecommunications_Standards_Institute" text:style-name="Internet_20_link" text:visited-style-name="Visited_20_Internet_20_Link"><text:span text:style-name="T72">European Telecommunications Standards Institute</text:span></text:a><text:span text:style-name="T1"> (ETSI) in response to the earlier </text:span><text:a xlink:type="simple" xlink:href="https://en.wikipedia.org/wiki/CDPD" text:style-name="Internet_20_link" text:visited-style-name="Visited_20_Internet_20_Link"><text:span text:style-name="T69">CDPD</text:span></text:a><text:span text:style-name="T1"> and </text:span><text:a xlink:type="simple" xlink:href="https://en.wikipedia.org/wiki/I-mode" text:style-name="Internet_20_link" text:visited-style-name="Visited_20_Internet_20_Link"><text:span text:style-name="T69">i-mode</text:span></text:a><text:span text:style-name="T1"> packet-switched cellular technologies. It is now maintained by the </text:span><text:a xlink:type="simple" xlink:href="https://en.wikipedia.org/wiki/3rd_Generation_Partnership_Project" text:style-name="Internet_20_link" text:visited-style-name="Visited_20_Internet_20_Link"><text:span text:style-name="T69">3rd Generation Partnership Project</text:span></text:a><text:span text:style-name="T1"> (3GPP).</text:span><text:bookmark text:name="cite_ref-1"/><text:a xlink:type="simple" xlink:href="https://en.wikipedia.org/wiki/General_Packet_Radio_Service#cite_note-1" text:style-name="Internet_20_link" text:visited-style-name="Visited_20_Internet_20_Link">[1]</text:a><text:bookmark text:name="cite_ref-2"/><text:a xlink:type="simple" xlink:href="https://en.wikipedia.org/wiki/General_Packet_Radio_Service#cite_note-2" text:style-name="Internet_20_link" text:visited-style-name="Visited_20_Internet_20_Link">[2]</text:a> </text:p>
      <text:p text:style-name="P3"/>
      <text:p text:style-name="P6"><text:span text:style-name="T61">FBMC</text:span>: Filter bank multicarrier. </text:p>
      <text:p text:style-name="P3"/>
      <text:p text:style-name="P19"><text:span text:style-name="T12">FDM</text:span><text:span text:style-name="T34">: </text:span><text:span text:style-name="T3">frequency-division multiplexing</text:span><text:span text:style-name="T49"> </text:span><text:span text:style-name="T24">(</text:span><text:span text:style-name="T3">FDM</text:span><text:span text:style-name="T24">) is a technique by which the total </text:span><text:a xlink:type="simple" xlink:href="https://en.wikipedia.org/wiki/Bandwidth_(signal_processing)" text:style-name="Internet_20_link" text:visited-style-name="Visited_20_Internet_20_Link"><text:span text:style-name="T54">bandwidth</text:span></text:a><text:span text:style-name="T49"> </text:span><text:span text:style-name="T24">available in a </text:span><text:a xlink:type="simple" xlink:href="https://en.wikipedia.org/wiki/Communication_channel" text:style-name="Internet_20_link" text:visited-style-name="Visited_20_Internet_20_Link"><text:span text:style-name="T54">communication medium</text:span></text:a><text:span text:style-name="T49"> </text:span><text:span text:style-name="T24">is divided into a series of non-overlapping </text:span><text:a xlink:type="simple" xlink:href="https://en.wikipedia.org/wiki/Frequency" text:style-name="Internet_20_link" text:visited-style-name="Visited_20_Internet_20_Link"><text:span text:style-name="T54">frequency</text:span></text:a><text:span text:style-name="T49"> </text:span><text:span text:style-name="T24">sub-bands, each of which is used to carry a separate signal. This allows a single transmission medium such as the </text:span><text:a xlink:type="simple" xlink:href="https://en.wikipedia.org/wiki/Radio_spectrum" text:style-name="Internet_20_link" text:visited-style-name="Visited_20_Internet_20_Link"><text:span text:style-name="T54">radio spectrum</text:span></text:a><text:span text:style-name="T24">, a cable or </text:span><text:a xlink:type="simple" xlink:href="https://en.wikipedia.org/wiki/Optical_fiber" text:style-name="Internet_20_link" text:visited-style-name="Visited_20_Internet_20_Link"><text:span text:style-name="T54">optical fiber</text:span></text:a><text:span text:style-name="T49"> </text:span><text:span text:style-name="T24">to be shared by multiple independent signals. Another use is to carry separate serial bits or segments of a higher rate signal in parallel.</text:span> </text:p>
      <text:p text:style-name="P3"/>
      <text:p text:style-name="P2"><text:span text:style-name="T63">GMSK</text:span><text:span text:style-name="T73">: </text:span><text:span text:style-name="T24">In </text:span><text:a xlink:type="simple" xlink:href="https://en.wikipedia.org/wiki/Digital_communication" text:style-name="Internet_20_link" text:visited-style-name="Visited_20_Internet_20_Link"><text:span text:style-name="T58">digital communication</text:span></text:a><text:span text:style-name="T24">, </text:span><text:span text:style-name="T3">Gaussian minimum shift keying</text:span><text:span text:style-name="T24"> or </text:span><text:span text:style-name="T3">GMSK</text:span><text:span text:style-name="T24"> is a continuous-phase </text:span><text:a xlink:type="simple" xlink:href="https://en.wikipedia.org/wiki/Frequency-shift_keying" text:style-name="Internet_20_link" text:visited-style-name="Visited_20_Internet_20_Link"><text:span text:style-name="T53">frequency-shift keying</text:span></text:a><text:span text:style-name="T24"> </text:span><text:a xlink:type="simple" xlink:href="https://en.wikipedia.org/wiki/Modulation" text:style-name="Internet_20_link" text:visited-style-name="Visited_20_Internet_20_Link"><text:span text:style-name="T53">modulation scheme</text:span></text:a><text:span text:style-name="T24">. GMSK is similar to standard minimum-shift keying (MSK); however the digital data stream is first shaped with a </text:span><text:a xlink:type="simple" xlink:href="https://en.wikipedia.org/wiki/Gaussian_filter" text:style-name="Internet_20_link" text:visited-style-name="Visited_20_Internet_20_Link"><text:span text:style-name="T53">Gaussian filter</text:span></text:a><text:span text:style-name="T24"> before being applied to a frequency modulator, and typically has much narrower phase shift angles than most MSK modulation systems. This has the advantage of reducing </text:span><text:a xlink:type="simple" xlink:href="https://en.wikipedia.org/wiki/Sideband" text:style-name="Internet_20_link" text:visited-style-name="Visited_20_Internet_20_Link"><text:span text:style-name="T53">sideband</text:span></text:a><text:span text:style-name="T24"> power, which in turn reduces out-of-band interference between signal carriers in adjacent frequency channel</text:span><text:span text:style-name="T25">s.</text:span></text:p>
      <text:p text:style-name="P7"/>
      <text:p text:style-name="P13"><text:span text:style-name="T7">GSM</text:span><text:span text:style-name="T29">: </text:span><text:span text:style-name="T25">(</text:span><text:span text:style-name="T4">Global System for Mobile Communications</text:span><text:span text:style-name="T25">, originally </text:span><text:span text:style-name="T48">Groupe SpécialMobile</text:span><text:span text:style-name="T25">), is a standard developed by the </text:span><text:a xlink:type="simple" xlink:href="https://en.wikipedia.org/wiki/European_Telecommunications_Standards_Institute" text:style-name="Internet_20_link" text:visited-style-name="Visited_20_Internet_20_Link"><text:span text:style-name="T55">European Telecommunications Standards Institute</text:span></text:a><text:span text:style-name="T25"> (ETSI) to describe the protocols for second-generation (</text:span><text:a xlink:type="simple" xlink:href="https://en.wikipedia.org/wiki/2G" text:style-name="Internet_20_link" text:visited-style-name="Visited_20_Internet_20_Link"><text:span text:style-name="T55">2G</text:span></text:a><text:span text:style-name="T25">) digital </text:span><text:a xlink:type="simple" xlink:href="https://en.wikipedia.org/wiki/Cellular_network" text:style-name="Internet_20_link" text:visited-style-name="Visited_20_Internet_20_Link"><text:span text:style-name="T55">cellular networks</text:span></text:a><text:span text:style-name="T25"> used by </text:span><text:a xlink:type="simple" xlink:href="https://en.wikipedia.org/wiki/Mobile_phone" text:style-name="Internet_20_link" text:visited-style-name="Visited_20_Internet_20_Link"><text:span text:style-name="T55">mobile phones</text:span></text:a><text:span text:style-name="T25">, first deployed in Finland in July 1991.</text:span><text:bookmark text:name="cite_ref-22"/><text:a xlink:type="simple" xlink:href="https://en.wikipedia.org/wiki/GSM#cite_note-2" text:style-name="Internet_20_link" text:visited-style-name="Visited_20_Internet_20_Link"><text:span text:style-name="T57">[2]</text:span></text:a><text:span text:style-name="T25"> As of 2014 it has become the de facto global standard for mobile communications - with over 90% market share, operating in over 219 countries and territories</text:span></text:p>
      <text:p text:style-name="P7"/>
      <text:p text:style-name="P37"><text:span text:style-name="T18">Hidden Node Problem</text:span><text:span text:style-name="T39">: </text:span><text:span text:style-name="T24">In </text:span><text:a xlink:type="simple" xlink:href="https://en.wikipedia.org/wiki/Wireless_networking" text:style-name="Internet_20_link" text:visited-style-name="Visited_20_Internet_20_Link"><text:span text:style-name="T46">wireless networking</text:span></text:a><text:span text:style-name="T24">, the hidden node problem or hidden terminal problem occurs when a </text:span><text:a xlink:type="simple" xlink:href="https://en.wikipedia.org/wiki/Node_(networking)" text:style-name="Internet_20_link" text:visited-style-name="Visited_20_Internet_20_Link"><text:span text:style-name="T51">node</text:span></text:a><text:span text:style-name="T24"> is visible from a </text:span><text:a xlink:type="simple" xlink:href="https://en.wikipedia.org/wiki/Wireless_access_point" text:style-name="Internet_20_link" text:visited-style-name="Visited_20_Internet_20_Link"><text:span text:style-name="T51">wireless access point</text:span></text:a><text:span text:style-name="T24"> (AP), but not from other nodes communicating with that AP.</text:span><text:bookmark text:name="cite_ref-14"/><text:a xlink:type="simple" xlink:href="https://en.wikipedia.org/wiki/Hidden_node_problem#cite_note-1" text:style-name="Internet_20_link" text:visited-style-name="Visited_20_Internet_20_Link"><text:span text:style-name="T50">[1]</text:span></text:a><text:span text:style-name="T24"> This leads to difficulties in </text:span><text:a xlink:type="simple" xlink:href="https://en.wikipedia.org/wiki/Media_Access_Control" text:style-name="Internet_20_link" text:visited-style-name="Visited_20_Internet_20_Link"><text:span text:style-name="T51">media access control</text:span></text:a><text:span text:style-name="T24"> sublayer. </text:span></text:p>
      <text:p text:style-name="P7"/>
      <text:p text:style-name="P38"><text:span text:style-name="T19">IEEE 802.11</text:span><text:span text:style-name="T40">: </text:span><text:span text:style-name="T24">is a set of </text:span><text:a xlink:type="simple" xlink:href="https://en.wikipedia.org/wiki/Media_access_control" text:style-name="Internet_20_link" text:visited-style-name="Visited_20_Internet_20_Link"><text:span text:style-name="T51">media access control</text:span></text:a><text:span text:style-name="T24"> (MAC) and </text:span><text:a xlink:type="simple" xlink:href="https://en.wikipedia.org/wiki/Physical_layer" text:style-name="Internet_20_link" text:visited-style-name="Visited_20_Internet_20_Link"><text:span text:style-name="T51">physical layer</text:span></text:a><text:span text:style-name="T24"> (PHY) specifications for implementing </text:span><text:a xlink:type="simple" xlink:href="https://en.wikipedia.org/wiki/Wireless_LAN" text:style-name="Internet_20_link" text:visited-style-name="Visited_20_Internet_20_Link"><text:span text:style-name="T51">wireless local area network</text:span></text:a><text:span text:style-name="T24"> (WLAN) computer communication in the 900 MHz and 2.4, </text:span><text:a xlink:type="simple" xlink:href="https://en.wikipedia.org/wiki/IEEE_802.11y-2008" text:style-name="Internet_20_link" text:visited-style-name="Visited_20_Internet_20_Link"><text:span text:style-name="T51">3.6</text:span></text:a><text:span text:style-name="T24">, 5, and </text:span><text:a xlink:type="simple" xlink:href="https://en.wikipedia.org/wiki/IEEE_802.11ad" text:style-name="Internet_20_link" text:visited-style-name="Visited_20_Internet_20_Link"><text:span text:style-name="T51">60 GHz</text:span></text:a><text:span text:style-name="T24"> frequency bands. They are created and maintained by the </text:span><text:a xlink:type="simple" xlink:href="https://en.wikipedia.org/wiki/Institute_of_Electrical_and_Electronics_Engineers" text:style-name="Internet_20_link" text:visited-style-name="Visited_20_Internet_20_Link"><text:span text:style-name="T51">Institute of Electrical and Electronics Engineers</text:span></text:a><text:span text:style-name="T24">(IEEE) </text:span><text:a xlink:type="simple" xlink:href="https://en.wikipedia.org/wiki/Local_area_network" text:style-name="Internet_20_link" text:visited-style-name="Visited_20_Internet_20_Link"><text:span text:style-name="T51">LAN</text:span></text:a><text:span text:style-name="T24">/</text:span><text:a xlink:type="simple" xlink:href="https://en.wikipedia.org/wiki/Metropolitan_area_network" text:style-name="Internet_20_link" text:visited-style-name="Visited_20_Internet_20_Link"><text:span text:style-name="T51">MAN</text:span></text:a><text:span text:style-name="T24"> Standards Committee (</text:span><text:a xlink:type="simple" xlink:href="https://en.wikipedia.org/wiki/IEEE_802" text:style-name="Internet_20_link" text:visited-style-name="Visited_20_Internet_20_Link"><text:span text:style-name="T51">IEEE 802</text:span></text:a><text:span text:style-name="T24">). The base version of the standard was released in 1997, and has had subsequent amendments. The standard and amendments provide the basis for wireless network products using the </text:span><text:a xlink:type="simple" xlink:href="https://en.wikipedia.org/wiki/Wi-Fi" text:style-name="Internet_20_link" text:visited-style-name="Visited_20_Internet_20_Link"><text:span text:style-name="T51">Wi-Fi</text:span></text:a><text:span text:style-name="T24"> brand. While each amendment is officially revoked when it is incorporated in the latest version of the standard, the corporate world tends to market to the revisions because they concisely denote capabilities of their products. As a result, in the market place, each revision tends to become its own standard. </text:span></text:p>
      <text:p text:style-name="P7"/>
      <text:p text:style-name="P36"><text:span text:style-name="T17">MAC</text:span><text:span text:style-name="T38">: </text:span><text:span text:style-name="T24">In the </text:span><text:a xlink:type="simple" xlink:href="https://en.wikipedia.org/wiki/IEEE_802" text:style-name="Internet_20_link" text:visited-style-name="Visited_20_Internet_20_Link"><text:span text:style-name="T45">IEEE 802</text:span></text:a><text:span text:style-name="T24"> reference model of </text:span><text:a xlink:type="simple" xlink:href="https://en.wikipedia.org/wiki/Computer_networking" text:style-name="Internet_20_link" text:visited-style-name="Visited_20_Internet_20_Link"><text:span text:style-name="T50">computer networking</text:span></text:a><text:span text:style-name="T24">, the medium access control or media access control (MAC) layer is the lower sublayer of the </text:span><text:a xlink:type="simple" xlink:href="https://en.wikipedia.org/wiki/Data_link_layer" text:style-name="Internet_20_link" text:visited-style-name="Visited_20_Internet_20_Link"><text:span text:style-name="T50">data link layer</text:span></text:a><text:span text:style-name="T24"> (layer 2) of the seven-layer </text:span><text:a xlink:type="simple" xlink:href="https://en.wikipedia.org/wiki/OSI_model" text:style-name="Internet_20_link" text:visited-style-name="Visited_20_Internet_20_Link"><text:span text:style-name="T50">OSI model</text:span></text:a><text:span text:style-name="T24">. The MAC sublayer provides addressing and </text:span><text:a xlink:type="simple" xlink:href="https://en.wikipedia.org/wiki/Channel_access" text:style-name="Internet_20_link" text:visited-style-name="Visited_20_Internet_20_Link"><text:span text:style-name="T50">channel access</text:span></text:a><text:span text:style-name="T24"> control mechanisms that make it possible for several</text:span><text:a xlink:type="simple" xlink:href="https://en.wikipedia.org/wiki/Terminal_(telecommunication)" text:style-name="Internet_20_link" text:visited-style-name="Visited_20_Internet_20_Link"><text:span text:style-name="T50">terminals</text:span></text:a><text:span text:style-name="T24"> or network nodes to communicate within a </text:span><text:a xlink:type="simple" xlink:href="https://en.wikipedia.org/wiki/Multiple_access" text:style-name="Internet_20_link" text:visited-style-name="Visited_20_Internet_20_Link"><text:span text:style-name="T50">multiple access</text:span></text:a><text:span text:style-name="T24"> network that </text:span><text:soft-page-break/><text:span text:style-name="T24">incorporates a shared medium, e.g. an </text:span><text:a xlink:type="simple" xlink:href="https://en.wikipedia.org/wiki/Ethernet" text:style-name="Internet_20_link" text:visited-style-name="Visited_20_Internet_20_Link"><text:span text:style-name="T50">Ethernet</text:span></text:a><text:span text:style-name="T24"> network. The hardware that implements the MAC is referred to as a media access controller. The MAC sublayer acts as an interface between the </text:span><text:a xlink:type="simple" xlink:href="https://en.wikipedia.org/wiki/Logical_link_control" text:style-name="Internet_20_link" text:visited-style-name="Visited_20_Internet_20_Link"><text:span text:style-name="T50">logical link control</text:span></text:a><text:span text:style-name="T24"> (LLC) sublayer and the network's </text:span><text:a xlink:type="simple" xlink:href="https://en.wikipedia.org/wiki/Physical_layer" text:style-name="Internet_20_link" text:visited-style-name="Visited_20_Internet_20_Link"><text:span text:style-name="T50">physical layer</text:span></text:a><text:span text:style-name="T24">. The MAC layer emulates a full-duplex logical communication channel in a multi-point network. This channel may provide </text:span><text:a xlink:type="simple" xlink:href="https://en.wikipedia.org/wiki/Unicast" text:style-name="Internet_20_link" text:visited-style-name="Visited_20_Internet_20_Link"><text:span text:style-name="T50">unicast</text:span></text:a><text:span text:style-name="T24">, </text:span><text:a xlink:type="simple" xlink:href="https://en.wikipedia.org/wiki/Multicast" text:style-name="Internet_20_link" text:visited-style-name="Visited_20_Internet_20_Link"><text:span text:style-name="T50">multicast</text:span></text:a><text:span text:style-name="T24"> or </text:span><text:a xlink:type="simple" xlink:href="https://en.wikipedia.org/wiki/Broadcasting_(networking)" text:style-name="Internet_20_link" text:visited-style-name="Visited_20_Internet_20_Link"><text:span text:style-name="T50">broadcast</text:span></text:a><text:span text:style-name="T24"> communication service.</text:span></text:p>
      <text:p text:style-name="P7"/>
      <text:p text:style-name="P16"><text:span text:style-name="T8">M</text:span><text:span text:style-name="T9">ANET</text:span><text:span text:style-name="T32">: </text:span><text:span text:style-name="T24">A </text:span><text:span text:style-name="T3">mobile ad hoc network</text:span><text:span text:style-name="T24"> (</text:span><text:span text:style-name="T3">MANET</text:span><text:span text:style-name="T24">) is a continuously self-configuring, infrastructure-less </text:span><text:a xlink:type="simple" xlink:href="https://en.wikipedia.org/wiki/Computer_network" text:style-name="Internet_20_link" text:visited-style-name="Visited_20_Internet_20_Link"><text:span text:style-name="T53">network</text:span></text:a><text:span text:style-name="T24"> of mobile devices connected </text:span><text:a xlink:type="simple" xlink:href="https://en.wikipedia.org/wiki/Wireless" text:style-name="Internet_20_link" text:visited-style-name="Visited_20_Internet_20_Link"><text:span text:style-name="T53">wirelessly</text:span></text:a><text:span text:style-name="T24">.</text:span><text:bookmark text:name="cite_ref-12"/><text:a xlink:type="simple" xlink:href="https://en.wikipedia.org/wiki/Mobile_ad_hoc_network#cite_note-1" text:style-name="Internet_20_link" text:visited-style-name="Visited_20_Internet_20_Link">[1]</text:a><text:span text:style-name="T56"> </text:span><text:span text:style-name="T24">Each device in a MANET is free to move independently in any direction, and will therefore change its links to other devices frequently. Each must forward traffic unrelated to its own use, and therefore be a</text:span><text:a xlink:type="simple" xlink:href="https://en.wikipedia.org/wiki/Router_(computing)" text:style-name="Internet_20_link" text:visited-style-name="Visited_20_Internet_20_Link"><text:span text:style-name="T53">router</text:span></text:a><text:span text:style-name="T24">. The primary challenge in building a MANET is equipping each device to continuously maintain the information required to properly route traffic</text:span><text:a xlink:type="simple" xlink:href="https://www.researchgate.net/profile/Morteza_Mohammadi_Zanjireh/publication/257373717_ANCH_A_New_Clustering_Algorithm_for_Wireless_Sensor_Networks/links/0c960529efd0d2dbed000000.pdf" text:style-name="Internet_20_link" text:visited-style-name="Visited_20_Internet_20_Link"><text:span text:style-name="T60">[1]</text:span></text:a><text:span text:style-name="T24">. Such networks may operate by themselves or may be connected to the larger </text:span><text:a xlink:type="simple" xlink:href="https://en.wikipedia.org/wiki/Internet" text:style-name="Internet_20_link" text:visited-style-name="Visited_20_Internet_20_Link"><text:span text:style-name="T53">Internet</text:span></text:a><text:span text:style-name="T24">. They may contain one or multiple and different transceivers between nodes. This results in a highly dynamic, autonomous topology.</text:span><text:bookmark text:name="cite_ref-24"/><text:a xlink:type="simple" xlink:href="https://en.wikipedia.org/wiki/Mobile_ad_hoc_network#cite_note-2" text:style-name="Internet_20_link" text:visited-style-name="Visited_20_Internet_20_Link"><text:span text:style-name="T56">[2]</text:span></text:a></text:p>
      <text:p text:style-name="P8"/>
      <text:p text:style-name="P30"><text:span text:style-name="T61">MIC</text:span>: Mono interference cancellation. </text:p>
      <text:p text:style-name="P8"/>
      <text:p text:style-name="P19"><text:span text:style-name="T8">O</text:span><text:span text:style-name="T12">FDM</text:span><text:span text:style-name="T34">: </text:span><text:span text:style-name="T3">Orthogonal frequency-division multiplexing</text:span><text:span text:style-name="T24"> (</text:span><text:span text:style-name="T3">OFDM</text:span><text:span text:style-name="T24">) is a method of encoding digital data on multiple carrier frequencies. OFDM has developed into a popular scheme for </text:span><text:a xlink:type="simple" xlink:href="https://en.wikipedia.org/wiki/Wideband" text:style-name="Internet_20_link" text:visited-style-name="Visited_20_Internet_20_Link"><text:span text:style-name="T54">wideband</text:span></text:a><text:span text:style-name="T24"> </text:span><text:a xlink:type="simple" xlink:href="https://en.wikipedia.org/wiki/Digital_communication" text:style-name="Internet_20_link" text:visited-style-name="Visited_20_Internet_20_Link"><text:span text:style-name="T54">digital communication</text:span></text:a><text:span text:style-name="T24">, used in applications such as digital television and audio broadcasting, </text:span><text:a xlink:type="simple" xlink:href="https://en.wikipedia.org/wiki/Digital_subscriber_line" text:style-name="Internet_20_link" text:visited-style-name="Visited_20_Internet_20_Link"><text:span text:style-name="T54">DSL</text:span></text:a><text:span text:style-name="T24"> </text:span><text:a xlink:type="simple" xlink:href="https://en.wikipedia.org/wiki/Internet_access" text:style-name="Internet_20_link" text:visited-style-name="Visited_20_Internet_20_Link"><text:span text:style-name="T54">Internet access</text:span></text:a><text:span text:style-name="T24">, </text:span><text:a xlink:type="simple" xlink:href="https://en.wikipedia.org/wiki/Wireless_network" text:style-name="Internet_20_link" text:visited-style-name="Visited_20_Internet_20_Link"><text:span text:style-name="T54">wireless networks</text:span></text:a><text:span text:style-name="T24">,</text:span><text:a xlink:type="simple" xlink:href="https://en.wikipedia.org/wiki/Power-line_communication" text:style-name="Internet_20_link" text:visited-style-name="Visited_20_Internet_20_Link"><text:span text:style-name="T54">powerline networks</text:span></text:a><text:span text:style-name="T24">, and </text:span><text:a xlink:type="simple" xlink:href="https://en.wikipedia.org/wiki/4G" text:style-name="Internet_20_link" text:visited-style-name="Visited_20_Internet_20_Link"><text:span text:style-name="T54">4G</text:span></text:a><text:span text:style-name="T24"> mobile communications. </text:span></text:p>
      <text:p text:style-name="P8"/>
      <text:p text:style-name="P25"><text:span text:style-name="T65">Proactive Protocols</text:span><text:span text:style-name="T75">: </text:span>Proactive protocols constantly maintain all possible routes from source to the destination. </text:p>
      <text:p text:style-name="P8"/>
      <text:p text:style-name="P42"><text:span text:style-name="T23">PSK</text:span><text:span text:style-name="T44">: </text:span><text:span text:style-name="T24">Phase-shift keying (PSK) is a </text:span><text:a xlink:type="simple" xlink:href="https://en.wikipedia.org/wiki/Digital_data" text:style-name="Internet_20_link" text:visited-style-name="Visited_20_Internet_20_Link"><text:span text:style-name="T50">digital</text:span></text:a><text:span text:style-name="T24"> </text:span><text:a xlink:type="simple" xlink:href="https://en.wikipedia.org/wiki/Modulation" text:style-name="Internet_20_link" text:visited-style-name="Visited_20_Internet_20_Link"><text:span text:style-name="T50">modulation</text:span></text:a><text:span text:style-name="T24"> scheme that conveys </text:span><text:a xlink:type="simple" xlink:href="https://en.wikipedia.org/wiki/Data#Uses_of_data_in_computing" text:style-name="Internet_20_link" text:visited-style-name="Visited_20_Internet_20_Link"><text:span text:style-name="T50">data</text:span></text:a><text:span text:style-name="T24"> by changing (modulating) the </text:span><text:a xlink:type="simple" xlink:href="https://en.wikipedia.org/wiki/Phase_(waves)" text:style-name="Internet_20_link" text:visited-style-name="Visited_20_Internet_20_Link"><text:span text:style-name="T50">phase</text:span></text:a><text:span text:style-name="T24"> of a reference </text:span><text:a xlink:type="simple" xlink:href="https://en.wikipedia.org/wiki/Signal_(information_theory)" text:style-name="Internet_20_link" text:visited-style-name="Visited_20_Internet_20_Link"><text:span text:style-name="T50">signal</text:span></text:a><text:span text:style-name="T24"> (the </text:span><text:a xlink:type="simple" xlink:href="https://en.wikipedia.org/wiki/Carrier_wave" text:style-name="Internet_20_link" text:visited-style-name="Visited_20_Internet_20_Link"><text:span text:style-name="T50">carrier wave</text:span></text:a><text:span text:style-name="T24">). The modulation is impressed by varying the sine and cosine inputs at a precise time. It is widely used for </text:span><text:a xlink:type="simple" xlink:href="https://en.wikipedia.org/wiki/Wireless_LAN" text:style-name="Internet_20_link" text:visited-style-name="Visited_20_Internet_20_Link"><text:span text:style-name="T50">wireless LANs</text:span></text:a><text:span text:style-name="T24">, </text:span><text:a xlink:type="simple" xlink:href="https://en.wikipedia.org/wiki/RFID" text:style-name="Internet_20_link" text:visited-style-name="Visited_20_Internet_20_Link"><text:span text:style-name="T50">RFID</text:span></text:a><text:span text:style-name="T24"> and </text:span><text:a xlink:type="simple" xlink:href="https://en.wikipedia.org/wiki/Bluetooth" text:style-name="Internet_20_link" text:visited-style-name="Visited_20_Internet_20_Link"><text:span text:style-name="T50">Bluetooth</text:span></text:a><text:span text:style-name="T24"> communication. Any digital modulation scheme uses a finite number of distinct signals to represent digital data. PSK uses a finite number of phases, each assigned a unique pattern of </text:span><text:a xlink:type="simple" xlink:href="https://en.wikipedia.org/wiki/Bit" text:style-name="Internet_20_link" text:visited-style-name="Visited_20_Internet_20_Link"><text:span text:style-name="T50">binary digits</text:span></text:a><text:span text:style-name="T24">. Usually, each phase encodes an equal number of bits. Each pattern of bits forms the </text:span><text:a xlink:type="simple" xlink:href="https://en.wikipedia.org/wiki/Symbol_(data)" text:style-name="Internet_20_link" text:visited-style-name="Visited_20_Internet_20_Link"><text:span text:style-name="T50">symbol</text:span></text:a><text:span text:style-name="T24"> that is represented by the particular phase. The </text:span><text:a xlink:type="simple" xlink:href="https://en.wikipedia.org/wiki/Demodulator" text:style-name="Internet_20_link" text:visited-style-name="Visited_20_Internet_20_Link"><text:span text:style-name="T50">demodulator</text:span></text:a><text:span text:style-name="T24">, which is designed specifically for the symbol-set used by the modulator, determines the phase of the received signal and maps it back to the symbol it represents, thus recovering the original data. This requires the receiver to be able to compare the phase of the received signal to a reference signal — such a system is termed coherent (and referred to as CPSK). Alternatively, instead of operating with respect to a constant reference wave, the broadcast can operate with respect to itself. Changes in phase of a single broadcast waveform can be considered the significant items. In this system, the demodulator determines the changes in the phase of the received signal rather than the phase (relative to a reference wave) itself. Since this scheme depends on the difference between successive phases, it is termed differential phase-shift keying (DPSK). DPSK can be significantly simpler to implement than ordinary PSK, since there is no need for the demodulator to have a copy of the reference signal to determine the exact phase of the received signal (it is a non-coherent scheme).</text:span><text:bookmark text:name="cite_ref-16"/><text:a xlink:type="simple" xlink:href="https://en.wikipedia.org/wiki/Phase-shift_keying#cite_note-1" text:style-name="Internet_20_link" text:visited-style-name="Visited_20_Internet_20_Link"><text:span text:style-name="T50">[1]</text:span></text:a><text:span text:style-name="T24"> In exchange, it produces more erroneous demodulation</text:span></text:p>
      <text:p text:style-name="P24"/>
      <text:p text:style-name="P26"><text:span text:style-name="T66">Reactive Protocols</text:span><text:span text:style-name="T76">: </text:span>generates routes on demand or when needed. In general, proactive protocols are low latency and do not scale well, whereas reactive protocols are high latency and scales better than the proactive routing protocol </text:p>
      <text:p text:style-name="P8"/>
      <text:p text:style-name="P29"><text:span text:style-name="T61">RTS</text:span>: Request To Send.</text:p>
      <text:p text:style-name="P8"/>
      <text:p text:style-name="P34"><text:span text:style-name="T16">RTS/CTS</text:span><text:span text:style-name="T37">: </text:span><text:span text:style-name="T24">(Request to Send / Clear to Send) is the optional mechanism used by the </text:span><text:a xlink:type="simple" xlink:href="https://en.wikipedia.org/wiki/802.11" text:style-name="Internet_20_link" text:visited-style-name="Visited_20_Internet_20_Link"><text:span text:style-name="T51">802.11</text:span></text:a><text:span text:style-name="T24"> wireless networking protocol to reduce frame collisions introduced by the </text:span><text:a xlink:type="simple" xlink:href="https://en.wikipedia.org/wiki/Hidden_node_problem" text:style-name="Internet_20_link" text:visited-style-name="Visited_20_Internet_20_Link"><text:span text:style-name="T51">hidden node problem</text:span></text:a><text:span text:style-name="T24">. Originally the protocol fixed the </text:span><text:a xlink:type="simple" xlink:href="https://en.wikipedia.org/wiki/Exposed_node_problem" text:style-name="Internet_20_link" text:visited-style-name="Visited_20_Internet_20_Link"><text:span text:style-name="T51">exposed node problem</text:span></text:a><text:span text:style-name="T24"> as well, but modern RTS/CTS includes ACKs and does not solve the </text:span><text:a xlink:type="simple" xlink:href="https://en.wikipedia.org/wiki/Exposed_node_problem" text:style-name="Internet_20_link" text:visited-style-name="Visited_20_Internet_20_Link"><text:span text:style-name="T51">exposed node problem</text:span></text:a><text:span text:style-name="T24">. </text:span></text:p>
      <text:p text:style-name="P8"/>
      <text:p text:style-name="P12"><text:soft-page-break/><text:span text:style-name="T7">SAIC</text:span><text:span text:style-name="T29">: </text:span><text:span text:style-name="T3">Single antenna interference cancellation</text:span><text:span text:style-name="T24"> (</text:span><text:span text:style-name="T3">SAIC</text:span><text:span text:style-name="T24">) is a promising technology to boost the capacity of </text:span><text:a xlink:type="simple" xlink:href="https://en.wikipedia.org/wiki/GSM" text:style-name="Internet_20_link" text:visited-style-name="Visited_20_Internet_20_Link"><text:span text:style-name="T54">GSM</text:span></text:a><text:span text:style-name="T24"> networks without any needed change in the network. </text:span></text:p>
      <text:p text:style-name="P9"/>
      <text:p text:style-name="P21"><text:span text:style-name="T14">SS</text:span><text:span text:style-name="T36">: </text:span><text:span text:style-name="T3">spread-spectrum</text:span><text:span text:style-name="T24"> techniques are methods by which a </text:span><text:a xlink:type="simple" xlink:href="https://en.wikipedia.org/wiki/Signal_(electrical_engineering)" text:style-name="Internet_20_link" text:visited-style-name="Visited_20_Internet_20_Link"><text:span text:style-name="T54">signal</text:span></text:a><text:span text:style-name="T24"> (e.g. an electrical, electromagnetic, or acoustic signal) generated with a particular </text:span><text:a xlink:type="simple" xlink:href="https://en.wikipedia.org/wiki/Bandwidth_(signal_processing)" text:style-name="Internet_20_link" text:visited-style-name="Visited_20_Internet_20_Link"><text:span text:style-name="T54">bandwidth</text:span></text:a><text:span text:style-name="T24"> is deliberately spread in the </text:span><text:a xlink:type="simple" xlink:href="https://en.wikipedia.org/wiki/Frequency_domain" text:style-name="Internet_20_link" text:visited-style-name="Visited_20_Internet_20_Link"><text:span text:style-name="T54">frequency domain</text:span></text:a><text:span text:style-name="T24">, resulting in a signal with a wider </text:span><text:a xlink:type="simple" xlink:href="https://en.wikipedia.org/wiki/Bandwidth_(signal_processing)" text:style-name="Internet_20_link" text:visited-style-name="Visited_20_Internet_20_Link"><text:span text:style-name="T54">bandwidth</text:span></text:a><text:span text:style-name="T24">. These techniques are used for a variety of reasons, including the establishment of secure communications, increasing resistance to natural </text:span><text:a xlink:type="simple" xlink:href="https://en.wikipedia.org/wiki/Interference_(communication)" text:style-name="Internet_20_link" text:visited-style-name="Visited_20_Internet_20_Link"><text:span text:style-name="T54">interference</text:span></text:a><text:span text:style-name="T24">, </text:span><text:a xlink:type="simple" xlink:href="https://en.wikipedia.org/wiki/Noise_(electronics)" text:style-name="Internet_20_link" text:visited-style-name="Visited_20_Internet_20_Link"><text:span text:style-name="T54">noise</text:span></text:a><text:span text:style-name="T24"> and </text:span><text:a xlink:type="simple" xlink:href="https://en.wikipedia.org/wiki/Radio_jamming" text:style-name="Internet_20_link" text:visited-style-name="Visited_20_Internet_20_Link"><text:span text:style-name="T54">jamming</text:span></text:a><text:span text:style-name="T24">, to prevent detection, and to limit </text:span><text:a xlink:type="simple" xlink:href="https://en.wikipedia.org/wiki/Spectral_flux_density" text:style-name="Internet_20_link" text:visited-style-name="Visited_20_Internet_20_Link"><text:span text:style-name="T54">power flux density</text:span></text:a><text:span text:style-name="T24"> (e.g. in </text:span><text:a xlink:type="simple" xlink:href="https://en.wikipedia.org/wiki/Satellite" text:style-name="Internet_20_link" text:visited-style-name="Visited_20_Internet_20_Link"><text:span text:style-name="T54">satellite</text:span></text:a><text:span text:style-name="T24"> </text:span><text:a xlink:type="simple" xlink:href="https://en.wikipedia.org/wiki/Downlink" text:style-name="Internet_20_link" text:visited-style-name="Visited_20_Internet_20_Link"><text:span text:style-name="T54">downlinks</text:span></text:a><text:span text:style-name="T24">). </text:span></text:p>
      <text:p text:style-name="P9"/>
      <text:p text:style-name="P14"><text:span text:style-name="T10">TDMA</text:span><text:span text:style-name="T30">: </text:span><text:span text:style-name="T3">Time division multiple access</text:span><text:span text:style-name="T24"> (TDMA) is a </text:span><text:a xlink:type="simple" xlink:href="https://en.wikipedia.org/wiki/Channel_access_method" text:style-name="Internet_20_link" text:visited-style-name="Visited_20_Internet_20_Link"><text:span text:style-name="T54">channel access method</text:span></text:a><text:span text:style-name="T24"> for shared medium networks. It allows several users to share the same </text:span><text:a xlink:type="simple" xlink:href="https://en.wikipedia.org/wiki/Frequency_channel" text:style-name="Internet_20_link" text:visited-style-name="Visited_20_Internet_20_Link"><text:span text:style-name="T54">frequency channel</text:span></text:a><text:span text:style-name="T24"> by dividing the signal into different time slots.</text:span><text:bookmark text:name="cite_ref-Zander_1-0"/><text:a xlink:type="simple" xlink:href="https://en.wikipedia.org/wiki/Time_division_multiple_access#cite_note-Zander-1" text:style-name="Internet_20_link" text:visited-style-name="Visited_20_Internet_20_Link"><text:span text:style-name="T56">[1]</text:span></text:a><text:span text:style-name="T24">The users transmit in rapid succession, one after the other, each using its own time slot. This allows multiple stations to share the same transmission medium (e.g. radio frequency channel) while using only a part of its </text:span><text:a xlink:type="simple" xlink:href="https://en.wikipedia.org/wiki/Channel_capacity" text:style-name="Internet_20_link" text:visited-style-name="Visited_20_Internet_20_Link"><text:span text:style-name="T54">channel capacity</text:span></text:a><text:span text:style-name="T24">. TDMA is used in the digital </text:span><text:a xlink:type="simple" xlink:href="https://en.wikipedia.org/wiki/2G" text:style-name="Internet_20_link" text:visited-style-name="Visited_20_Internet_20_Link"><text:span text:style-name="T54">2G</text:span></text:a><text:span text:style-name="T24"> </text:span><text:a xlink:type="simple" xlink:href="https://en.wikipedia.org/wiki/Cellular_communication_networks" text:style-name="Internet_20_link" text:visited-style-name="Visited_20_Internet_20_Link"><text:span text:style-name="T59">cellular systems</text:span></text:a><text:span text:style-name="T24"> such as </text:span><text:a xlink:type="simple" xlink:href="https://en.wikipedia.org/wiki/Global_System_for_Mobile_Communications" text:style-name="Internet_20_link" text:visited-style-name="Visited_20_Internet_20_Link"><text:span text:style-name="T54">Global System for Mobile Communications</text:span></text:a><text:span text:style-name="T24"> (GSM), </text:span><text:a xlink:type="simple" xlink:href="https://en.wikipedia.org/wiki/IS-136" text:style-name="Internet_20_link" text:visited-style-name="Visited_20_Internet_20_Link"><text:span text:style-name="T54">IS-136</text:span></text:a><text:span text:style-name="T24">, </text:span><text:a xlink:type="simple" xlink:href="https://en.wikipedia.org/wiki/Personal_Digital_Cellular" text:style-name="Internet_20_link" text:visited-style-name="Visited_20_Internet_20_Link"><text:span text:style-name="T54">Personal Digital Cellular</text:span></text:a><text:span text:style-name="T24"> (PDC) and </text:span><text:a xlink:type="simple" xlink:href="https://en.wikipedia.org/wiki/IDEN" text:style-name="Internet_20_link" text:visited-style-name="Visited_20_Internet_20_Link"><text:span text:style-name="T54">iDEN</text:span></text:a><text:span text:style-name="T24">, and in the </text:span><text:a xlink:type="simple" xlink:href="https://en.wikipedia.org/wiki/Digital_Enhanced_Cordless_Telecommunications" text:style-name="Internet_20_link" text:visited-style-name="Visited_20_Internet_20_Link"><text:span text:style-name="T54">Digital Enhanced Cordless Telecommunications</text:span></text:a><text:span text:style-name="T24"> (DECT) standard for </text:span><text:a xlink:type="simple" xlink:href="https://en.wikipedia.org/wiki/Portable_phone" text:style-name="Internet_20_link" text:visited-style-name="Visited_20_Internet_20_Link"><text:span text:style-name="T54">portable phones</text:span></text:a><text:span text:style-name="T24">. It is also used extensively in </text:span><text:a xlink:type="simple" xlink:href="https://en.wikipedia.org/wiki/Satellite" text:style-name="Internet_20_link" text:visited-style-name="Visited_20_Internet_20_Link"><text:span text:style-name="T54">satellite</text:span></text:a><text:span text:style-name="T24"> systems, </text:span><text:a xlink:type="simple" xlink:href="https://en.wikipedia.org/wiki/Combat-net_radio" text:style-name="Internet_20_link" text:visited-style-name="Visited_20_Internet_20_Link"><text:span text:style-name="T54">combat-net radio</text:span></text:a><text:span text:style-name="T24"> systems, and </text:span><text:a xlink:type="simple" xlink:href="https://en.wikipedia.org/wiki/Passive_optical_network" text:style-name="Internet_20_link" text:visited-style-name="Visited_20_Internet_20_Link"><text:span text:style-name="T54">PON</text:span></text:a><text:span text:style-name="T24"> networks for upstream traffic from premises to the operator. For usage of Dynamic TDMA packet mode communication, see below. </text:span></text:p>
      <text:p text:style-name="P10"/>
      <text:p text:style-name="P15"><text:span text:style-name="T11">WSN</text:span><text:span text:style-name="T31">: </text:span><text:span text:style-name="T3">Wireless sensor networks</text:span><text:span text:style-name="T24"> (</text:span><text:span text:style-name="T3">WSN</text:span><text:span text:style-name="T24">), sometimes called </text:span><text:span text:style-name="T3">wireless sensor and actuator networks</text:span><text:span text:style-name="T24"> (</text:span><text:span text:style-name="T3">WSAN</text:span><text:span text:style-name="T24">),</text:span><text:bookmark text:name="cite_ref-11"/><text:a xlink:type="simple" xlink:href="https://en.wikipedia.org/wiki/Wireless_sensor_network#cite_note-1" text:style-name="Internet_20_link" text:visited-style-name="Visited_20_Internet_20_Link">[1]</text:a><text:bookmark text:name="cite_ref-23"/><text:a xlink:type="simple" xlink:href="https://en.wikipedia.org/wiki/Wireless_sensor_network#cite_note-2" text:style-name="Internet_20_link" text:visited-style-name="Visited_20_Internet_20_Link">[2]</text:a><text:span text:style-name="T24"> are spatially distributed </text:span><text:a xlink:type="simple" xlink:href="https://en.wikipedia.org/wiki/Autonomous" text:style-name="Internet_20_link" text:visited-style-name="Visited_20_Internet_20_Link"><text:span text:style-name="T54">autonomous</text:span></text:a><text:span text:style-name="T24"> </text:span><text:a xlink:type="simple" xlink:href="https://en.wikipedia.org/wiki/Sensor" text:style-name="Internet_20_link" text:visited-style-name="Visited_20_Internet_20_Link"><text:span text:style-name="T54">sensors</text:span></text:a><text:span text:style-name="T24"> to </text:span><text:span text:style-name="T47">monitor</text:span><text:span text:style-name="T24"> physical or environmental conditions, such as </text:span><text:a xlink:type="simple" xlink:href="https://en.wikipedia.org/wiki/Temperature" text:style-name="Internet_20_link" text:visited-style-name="Visited_20_Internet_20_Link"><text:span text:style-name="T54">temperature</text:span></text:a><text:span text:style-name="T24">, </text:span><text:a xlink:type="simple" xlink:href="https://en.wikipedia.org/wiki/Sound" text:style-name="Internet_20_link" text:visited-style-name="Visited_20_Internet_20_Link"><text:span text:style-name="T54">sound</text:span></text:a><text:span text:style-name="T24">, </text:span><text:a xlink:type="simple" xlink:href="https://en.wikipedia.org/wiki/Pressure" text:style-name="Internet_20_link" text:visited-style-name="Visited_20_Internet_20_Link"><text:span text:style-name="T54">pressure</text:span></text:a><text:span text:style-name="T24">, etc. and to cooperatively pass their data through the network to a main location. The more modern networks are bi-directional, also enabling </text:span><text:span text:style-name="T47">control</text:span><text:span text:style-name="T24"> of sensor activity. The development of wireless sensor networks was motivated by military applications such as battlefield surveillance; today such networks are used in many industrial and consumer applications, such as industrial process monitoring and control, machine health monitoring, and so on. </text:span></text:p>
      <text:p text:style-name="P10"><text: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9:39:31.451000000</meta:creation-date>
    <dc:date>2016-10-10T20:00:36.160000000</dc:date>
    <meta:editing-duration>P1DT11H29M38S</meta:editing-duration>
    <meta:editing-cycles>40</meta:editing-cycles>
    <meta:generator>LibreOffice/5.2.2.2$Windows_x86 LibreOffice_project/8f96e87c890bf8fa77463cd4b640a2312823f3ad</meta:generator>
    <meta:document-statistic meta:table-count="0" meta:image-count="0" meta:object-count="0" meta:page-count="4" meta:paragraph-count="33" meta:word-count="2211" meta:character-count="14556" meta:non-whitespace-character-count="12357"/>
  </office:meta>
</office:document-meta>
</file>